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6"/>
    <style:style style:name="P3" style:family="paragraph" style:parent-style-name="Preformatted_20_Text" style:list-style-name="L6">
      <style:paragraph-properties fo:margin-top="0cm" fo:margin-bottom="0.499cm" style:contextual-spacing="false"/>
    </style:style>
    <style:style style:name="P4" style:family="paragraph" style:parent-style-name="Preformatted_20_Text" style:list-style-name="L24">
      <style:paragraph-properties fo:margin-top="0cm" fo:margin-bottom="0.499cm" style:contextual-spacing="false"/>
    </style:style>
    <style:style style:name="P5" style:family="paragraph" style:parent-style-name="Preformatted_20_Text" style:list-style-name="L27">
      <style:paragraph-properties fo:margin-top="0cm" fo:margin-bottom="0.499cm" style:contextual-spacing="false"/>
    </style:style>
    <style:style style:name="P6" style:family="paragraph" style:parent-style-name="Preformatted_20_Text" style:list-style-name="L40">
      <style:paragraph-properties fo:margin-top="0cm" fo:margin-bottom="0.499cm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 style:list-style-name="L19"/>
    <style:style style:name="P26" style:family="paragraph" style:parent-style-name="Text_20_body" style:list-style-name="L20"/>
    <style:style style:name="P27" style:family="paragraph" style:parent-style-name="Text_20_body" style:list-style-name="L21"/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 style:list-style-name="L25"/>
    <style:style style:name="P32" style:family="paragraph" style:parent-style-name="Text_20_body" style:list-style-name="L26"/>
    <style:style style:name="P33" style:family="paragraph" style:parent-style-name="Text_20_body" style:list-style-name="L27"/>
    <style:style style:name="P34" style:family="paragraph" style:parent-style-name="Text_20_body" style:list-style-name="L28"/>
    <style:style style:name="P35" style:family="paragraph" style:parent-style-name="Text_20_body" style:list-style-name="L29"/>
    <style:style style:name="P36" style:family="paragraph" style:parent-style-name="Text_20_body" style:list-style-name="L30"/>
    <style:style style:name="P37" style:family="paragraph" style:parent-style-name="Text_20_body" style:list-style-name="L31"/>
    <style:style style:name="P38" style:family="paragraph" style:parent-style-name="Text_20_body" style:list-style-name="L32"/>
    <style:style style:name="P39" style:family="paragraph" style:parent-style-name="Text_20_body" style:list-style-name="L33"/>
    <style:style style:name="P40" style:family="paragraph" style:parent-style-name="Text_20_body" style:list-style-name="L34"/>
    <style:style style:name="P41" style:family="paragraph" style:parent-style-name="Text_20_body" style:list-style-name="L35"/>
    <style:style style:name="P42" style:family="paragraph" style:parent-style-name="Text_20_body" style:list-style-name="L36"/>
    <style:style style:name="P43" style:family="paragraph" style:parent-style-name="Text_20_body" style:list-style-name="L37"/>
    <style:style style:name="P44" style:family="paragraph" style:parent-style-name="Text_20_body" style:list-style-name="L38"/>
    <style:style style:name="P45" style:family="paragraph" style:parent-style-name="Text_20_body" style:list-style-name="L39"/>
    <style:style style:name="P46" style:family="paragraph" style:parent-style-name="Text_20_body" style:list-style-name="L40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rcicio Práctico del Módulo 3</text:p>
      <text:p text:style-name="Standard">sql</text:p>
      <text:p text:style-name="Standard">-- 1. Configurar autenticación OAuth (ejemplo en pg_hba.conf)</text:p>
      <text:p text:style-name="Standard">21-- host</text:p>
      <text:p text:style-name="Standard">appdb</text:p>
      <text:p text:style-name="Standard">app_user</text:p>
      <text:p text:style-name="Standard">0.0.0.0/0</text:p>
      <text:p text:style-name="Standard">oauth</text:p>
      <text:p text:style-name="Standard">issuer=https://auth.mycompany.com scope="openid"</text:p>
      <text:p text:style-name="Standard">-- 2. Crear roles con privilegios específicos</text:p>
      <text:p text:style-name="Standard">CREATE ROLE auditor WITH LOGIN PASSWORD 'audit2024';</text:p>
      <text:p text:style-name="Standard">GRANT pg_read_all_data TO auditor;</text:p>
      <text:p text:style-name="Standard">GRANT pg_monitor TO auditor;</text:p>
      <text:p text:style-name="Standard">-- 3. Configurar RLS en tabla de clientes</text:p>
      <text:p text:style-name="Standard">CREATE TABLE clientes (</text:p>
      <text:p text:style-name="Standard">id SERIAL PRIMARY KEY,</text:p>
      <text:p text:style-name="Standard">region TEXT NOT NULL,</text:p>
      <text:p text:style-name="Standard">nombre TEXT,</text:p>
      <text:p text:style-name="Standard">telefono TEXT</text:p>
      <text:p text:style-name="Standard">);</text:p>
      <text:p text:style-name="Standard">ALTER TABLE clientes ENABLE ROW LEVEL SECURITY;</text:p>
      <text:p text:style-name="Standard">CREATE POLICY clientes_region_policy ON clientes</text:p>
      <text:p text:style-name="Standard">USING (region = current_setting('app.user_region'));</text:p>
      <text:p text:style-name="Standard">-- 4. Verificar políticas activas</text:p>
      <text:p text:style-name="Standard">SELECT schemaname, tablename, policyname, permissive, roles, cmd, qual</text:p>
      <text:p text:style-name="Standard">FROM pg_policies</text:p>
      <text:p text:style-name="Standard">WHERE tablename = 'clientes';</text:p>
      <text:p text:style-name="Standard"/>
      <text:h text:style-name="Heading_20_3" text:outline-level="3">Paso 0: entrar a PostgreSQL como superusuario</text:h>
      <text:section text:style-name="Sect1" text:name="T2qpZ57k3nJU65QMQbuxn-content-1">
        <text:p text:style-name="Text_20_body">En Ubuntu típico:</text:p>
        <text:p text:style-name="Text_20_body">bash</text:p>
        <text:p text:style-name="P1"><text:span text:style-name="Source_20_Text">sudo -u postgres psql</text:span></text:p>
        <text:p text:style-name="Text_20_body">Si estás en Docker, algo tipo:</text:p>
        <text:p text:style-name="Text_20_body">bash</text:p>
        <text:p text:style-name="P1"><text:span text:style-name="Source_20_Text">docker exec -it &lt;contenedor&gt; psql -U postgres</text:span></text:p>
        <text:h text:style-name="Heading_20_3" text:outline-level="3">Paso 1: crear base de datos y usuario de aplicación</text:h>
        <text:p text:style-name="Text_20_body">Primero creamos la base de datos y el rol de la app:</text:p>
        <text:p text:style-name="Text_20_body">sql</text:p>
        <text:p text:style-name="Preformatted_20_Text"><text:span text:style-name="Source_20_Text">CREATE DATABASE appdb;</text:span></text:p>
        <text:p text:style-name="Preformatted_20_Text"/>
        <text:p text:style-name="Preformatted_20_Text"><text:span text:style-name="Source_20_Text">CREATE ROLE app_user WITH LOGIN PASSWORD 'app_pass';</text:span></text:p>
        <text:p text:style-name="P1"><text:span text:style-name="Source_20_Text">GRANT CONNECT ON DATABASE appdb TO app_user;</text:span></text:p>
        <text:p text:style-name="Text_20_body">Explicación rápida:</text:p>
        <text:list xml:id="list2627857445" text:style-name="L1">
          <text:list-item>
            <text:p text:style-name="P7"><text:soft-page-break/><text:span text:style-name="Source_20_Text">CREATE DATABASE appdb;</text:span> → base de datos donde trabajará la app.</text:p>
          </text:list-item>
          <text:list-item>
            <text:p text:style-name="P7"><text:span text:style-name="Source_20_Text">CREATE ROLE app_user WITH LOGIN</text:span> → usuario que usará la app.</text:p>
          </text:list-item>
          <text:list-item>
            <text:p text:style-name="P7"><text:span text:style-name="Source_20_Text">GRANT CONNECT</text:span> → le permitimos entrar a esa base de datos.</text:p>
          </text:list-item>
        </text:list>
        <text:p text:style-name="Text_20_body">Salimos y volvemos a entrar ya apuntando a <text:span text:style-name="Source_20_Text">appdb</text:span>:</text:p>
        <text:p text:style-name="Text_20_body">bash</text:p>
        <text:p text:style-name="P1"><text:span text:style-name="Source_20_Text">sudo -u postgres psql -d appdb</text:span></text:p>
        <text:h text:style-name="Heading_20_3" text:outline-level="3">Paso 2: línea de <text:span text:style-name="Source_20_Text">pg_hba.conf</text:span> con “oauth” (conceptual)</text:h>
        <text:p text:style-name="Text_20_body">La línea del ejercicio:</text:p>
        <text:p text:style-name="Text_20_body">text</text:p>
        <text:p text:style-name="P1"><text:span text:style-name="Source_20_Text">host <text:s text:c="3"/>appdb <text:s text:c="2"/>app_user <text:s text:c="2"/>0.0.0.0/0 <text:s text:c="2"/>oauth <text:s text:c="2"/>issuer=https://auth.mycompany.com scope="openid"</text:span></text:p>
        <text:p text:style-name="Text_20_body">Significa:</text:p>
        <text:list xml:id="list4285279884" text:style-name="L2">
          <text:list-item>
            <text:p text:style-name="P8"><text:span text:style-name="Source_20_Text">host</text:span> → conexiones TCP/IP.</text:p>
          </text:list-item>
          <text:list-item>
            <text:p text:style-name="P8"><text:span text:style-name="Source_20_Text">appdb</text:span> → solo para esa base de datos.</text:p>
          </text:list-item>
          <text:list-item>
            <text:p text:style-name="P8"><text:span text:style-name="Source_20_Text">app_user</text:span> → solo para ese usuario.</text:p>
          </text:list-item>
          <text:list-item>
            <text:p text:style-name="P8"><text:span text:style-name="Source_20_Text">0.0.0.0/0</text:span> → desde cualquier IP.</text:p>
          </text:list-item>
          <text:list-item>
            <text:p text:style-name="P8"><text:span text:style-name="Source_20_Text">oauth</text:span> → método de autenticación (en la práctica, esto sería algo específico de una extensión o proxy, no de PostgreSQL “puro”).</text:p>
          </text:list-item>
          <text:list-item>
            <text:p text:style-name="P8"><text:span text:style-name="Strong_20_Emphasis">parámetros extra</text:span> → configuración del proveedor OAuth.</text:p>
          </text:list-item>
        </text:list>
        <text:p text:style-name="Text_20_body">En un entorno real, esto lo editarías en:</text:p>
        <text:p text:style-name="Text_20_body">bash</text:p>
        <text:p text:style-name="P1"><text:span text:style-name="Source_20_Text">sudo nano /etc/postgresql/&lt;version&gt;/main/pg_hba.conf</text:span></text:p>
        <text:p text:style-name="Text_20_body">y luego:</text:p>
        <text:p text:style-name="Text_20_body">bash</text:p>
        <text:p text:style-name="P1"><text:span text:style-name="Source_20_Text">sudo systemctl restart postgresql</text:span></text:p>
        <text:p text:style-name="Text_20_body">Para la práctica, lo tomamos como <text:span text:style-name="Strong_20_Emphasis">ejemplo teórico</text:span> de una entrada de autenticación avanzada.</text:p>
        <text:h text:style-name="Heading_20_3" text:outline-level="3">Paso 3: crear el rol <text:span text:style-name="Source_20_Text">auditor</text:span> con privilegios específicos</text:h>
        <text:p text:style-name="Text_20_body">En <text:span text:style-name="Source_20_Text">psql</text:span> conectado a <text:span text:style-name="Source_20_Text">appdb</text:span> como <text:span text:style-name="Source_20_Text">postgres</text:span>:</text:p>
        <text:p text:style-name="Text_20_body">sql</text:p>
        <text:p text:style-name="Preformatted_20_Text"><text:span text:style-name="Source_20_Text">CREATE ROLE auditor WITH LOGIN PASSWORD 'audit2024';</text:span></text:p>
        <text:p text:style-name="Preformatted_20_Text"><text:span text:style-name="Source_20_Text">GRANT pg_read_all_data TO auditor;</text:span></text:p>
        <text:p text:style-name="P1"><text:span text:style-name="Source_20_Text">GRANT pg_monitor TO auditor;</text:span></text:p>
        <text:p text:style-name="Text_20_body"><text:soft-page-break/>Explicación:</text:p>
        <text:list xml:id="list3750298397" text:style-name="L3">
          <text:list-item>
            <text:p text:style-name="P9"><text:span text:style-name="Source_20_Text">auditor</text:span> → usuario de solo lectura y monitorización.</text:p>
          </text:list-item>
          <text:list-item>
            <text:p text:style-name="P9"><text:span text:style-name="Source_20_Text">pg_read_all_data</text:span> → puede leer todos los datos.</text:p>
          </text:list-item>
          <text:list-item>
            <text:p text:style-name="P9"><text:span text:style-name="Source_20_Text">pg_monitor</text:span> → puede ver vistas de monitorización.</text:p>
          </text:list-item>
        </text:list>
        <text:h text:style-name="Heading_20_3" text:outline-level="3">Paso 4: crear la tabla <text:span text:style-name="Source_20_Text">clientes</text:span></text:h>
        <text:p text:style-name="Text_20_body">sql</text:p>
        <text:p text:style-name="Preformatted_20_Text"><text:span text:style-name="Source_20_Text">CREATE TABLE clientes (</text:span></text:p>
        <text:p text:style-name="Preformatted_20_Text"><text:span text:style-name="Source_20_Text"><text:s text:c="4"/>id SERIAL PRIMARY KEY,</text:span></text:p>
        <text:p text:style-name="Preformatted_20_Text"><text:span text:style-name="Source_20_Text"><text:s text:c="4"/>region TEXT NOT NULL,</text:span></text:p>
        <text:p text:style-name="Preformatted_20_Text"><text:span text:style-name="Source_20_Text"><text:s text:c="4"/>nombre TEXT,</text:span></text:p>
        <text:p text:style-name="Preformatted_20_Text"><text:span text:style-name="Source_20_Text"><text:s text:c="4"/>telefono TEXT</text:span></text:p>
        <text:p text:style-name="P1"><text:span text:style-name="Source_20_Text">);</text:span></text:p>
        <text:p text:style-name="Text_20_body">Explicación:</text:p>
        <text:list xml:id="list2646925686" text:style-name="L4">
          <text:list-item>
            <text:p text:style-name="P10"><text:span text:style-name="Source_20_Text">id SERIAL PRIMARY KEY</text:span> → entero autoincremental.</text:p>
          </text:list-item>
          <text:list-item>
            <text:p text:style-name="P10"><text:span text:style-name="Source_20_Text">region</text:span> → clave para RLS (ej: <text:span text:style-name="Source_20_Text">EU</text:span>, <text:span text:style-name="Source_20_Text">US</text:span>, <text:span text:style-name="Source_20_Text">ES</text:span>).</text:p>
          </text:list-item>
          <text:list-item>
            <text:p text:style-name="P10"><text:span text:style-name="Source_20_Text">nombre</text:span><text:span text:style-name="Strong_20_Emphasis">, </text:span><text:span text:style-name="Source_20_Text">telefono</text:span> → datos del cliente.</text:p>
          </text:list-item>
        </text:list>
        <text:h text:style-name="Heading_20_3" text:outline-level="3">Paso 5: activar RLS en la tabla</text:h>
        <text:p text:style-name="Text_20_body">sql</text:p>
        <text:p text:style-name="P1"><text:span text:style-name="Source_20_Text">ALTER TABLE clientes ENABLE ROW LEVEL SECURITY;</text:span></text:p>
        <text:p text:style-name="Text_20_body">Esto le dice a PostgreSQL:</text:p>
        <text:p text:style-name="Quotations">“A partir de ahora, el acceso a filas de <text:span text:style-name="Source_20_Text">clientes</text:span> estará controlado por políticas RLS”.</text:p>
        <text:p text:style-name="Text_20_body">Sin políticas, por defecto, los usuarios no verán nada (salvo el dueño/superuser).</text:p>
        <text:h text:style-name="Heading_20_3" text:outline-level="3">Paso 6: crear la política RLS basada en <text:span text:style-name="Source_20_Text">app.user_region</text:span></text:h>
        <text:p text:style-name="Text_20_body">sql</text:p>
        <text:p text:style-name="Preformatted_20_Text"><text:span text:style-name="Source_20_Text">CREATE POLICY clientes_region_policy ON clientes</text:span></text:p>
        <text:p text:style-name="P1"><text:span text:style-name="Source_20_Text">USING (region = current_setting('app.user_region'));</text:span></text:p>
        <text:p text:style-name="Text_20_body">Explicación:</text:p>
        <text:list xml:id="list3746693449" text:style-name="L5">
          <text:list-item>
            <text:p text:style-name="P11"><text:span text:style-name="Source_20_Text">CREATE POLICY ... ON clientes</text:span> → política para esa tabla.</text:p>
          </text:list-item>
          <text:list-item>
            <text:p text:style-name="P11"><text:span text:style-name="Source_20_Text">USING (...)</text:span> → condición que debe cumplirse para que una fila sea visible.</text:p>
          </text:list-item>
          <text:list-item>
            <text:p text:style-name="P11"><text:span text:style-name="Source_20_Text">current_setting('app.user_region')</text:span> → lee una variable de configuración (GUC) que representa la región del usuario.</text:p>
          </text:list-item>
        </text:list>
        <text:p text:style-name="Text_20_body">La idea: si <text:span text:style-name="Source_20_Text">app.user_region = 'EU'</text:span>, solo verá filas donde <text:span text:style-name="Source_20_Text">region = 'EU'</text:span>.</text:p>
        <text:h text:style-name="Heading_20_3" text:outline-level="3"><text:soft-page-break/>Paso 7: preparar permisos para que <text:span text:style-name="Source_20_Text">app_user</text:span> pueda usar la tabla</text:h>
        <text:p text:style-name="Text_20_body">Por defecto, <text:span text:style-name="Source_20_Text">app_user</text:span> no tiene permisos sobre la tabla. Damos los mínimos:</text:p>
        <text:p text:style-name="Text_20_body">sql</text:p>
        <text:p text:style-name="Preformatted_20_Text"><text:span text:style-name="Source_20_Text">GRANT USAGE ON SCHEMA public TO app_user;</text:span></text:p>
        <text:p text:style-name="P1"><text:span text:style-name="Source_20_Text">GRANT SELECT, INSERT ON clientes TO app_user;</text:span></text:p>
        <text:h text:style-name="Heading_20_3" text:outline-level="3">Paso 8: probar la RLS con diferentes regiones</text:h>
        <text:p text:style-name="Text_20_body">Ahora viene lo interesante: <text:span text:style-name="Strong_20_Emphasis">simular usuarios con distintas regiones</text:span>.</text:p>
        <text:p text:style-name="Text_20_body">Primero, conectamos como <text:span text:style-name="Source_20_Text">app_user</text:span>:</text:p>
        <text:p text:style-name="Text_20_body">bash</text:p>
        <text:p text:style-name="P1"><text:span text:style-name="Source_20_Text">psql -d appdb -U app_user</text:span></text:p>
        <text:p text:style-name="Text_20_body">Dentro de <text:span text:style-name="Source_20_Text">psql</text:span> como <text:span text:style-name="Source_20_Text">app_user</text:span>:</text:p>
        <text:list xml:id="list1535902055" text:style-name="L6">
          <text:list-item>
            <text:p text:style-name="P12">Definimos su región:</text:p>
            <text:p text:style-name="P12">sql</text:p>
            <text:p text:style-name="P3"><text:span text:style-name="Source_20_Text">SET app.user_region = 'EU';</text:span></text:p>
          </text:list-item>
          <text:list-item>
            <text:p text:style-name="P12">Insertamos algunos datos:</text:p>
            <text:p text:style-name="P12">sql</text:p>
            <text:p text:style-name="P2"><text:span text:style-name="Source_20_Text">INSERT INTO clientes (region, nombre, telefono)</text:span></text:p>
            <text:p text:style-name="P2"><text:span text:style-name="Source_20_Text">VALUES</text:span></text:p>
            <text:p text:style-name="P2"><text:span text:style-name="Source_20_Text"><text:s text:c="2"/>('EU', 'Cliente Europa 1', '111-111'),</text:span></text:p>
            <text:p text:style-name="P2"><text:span text:style-name="Source_20_Text"><text:s text:c="2"/>('US', 'Cliente USA 1', '222-222'),</text:span></text:p>
            <text:p text:style-name="P3"><text:span text:style-name="Source_20_Text"><text:s text:c="2"/>('EU', 'Cliente Europa 2', '333-333');</text:span></text:p>
          </text:list-item>
          <text:list-item>
            <text:p text:style-name="P12">Probamos el <text:span text:style-name="Source_20_Text">SELECT</text:span>:</text:p>
            <text:p text:style-name="P12">sql</text:p>
            <text:p text:style-name="P3"><text:span text:style-name="Source_20_Text">SELECT * FROM clientes;</text:span></text:p>
          </text:list-item>
        </text:list>
        <text:p text:style-name="Text_20_body">Con la política RLS activa y <text:span text:style-name="Source_20_Text">app.user_region = 'EU'</text:span>, <text:span text:style-name="Strong_20_Emphasis">solo deberías ver las filas con </text:span><text:span text:style-name="Source_20_Text">region = 'EU'</text:span>.</text:p>
        <text:p text:style-name="Text_20_body">Si ahora cambias la región:</text:p>
        <text:p text:style-name="Text_20_body">sql</text:p>
        <text:p text:style-name="Preformatted_20_Text"><text:span text:style-name="Source_20_Text">SET app.user_region = 'US';</text:span></text:p>
        <text:p text:style-name="P1"><text:span text:style-name="Source_20_Text">SELECT * FROM clientes;</text:span></text:p>
        <text:p text:style-name="Text_20_body">Verás solo las filas con <text:span text:style-name="Source_20_Text">region = 'US'</text:span>.</text:p>
        <text:h text:style-name="Heading_20_3" text:outline-level="3">Paso 9: ver las políticas activas con <text:span text:style-name="Source_20_Text">pg_policies</text:span></text:h>
        <text:p text:style-name="Text_20_body">Como superusuario (o dueño de la tabla), ejecuta:</text:p>
        <text:p text:style-name="Text_20_body"><text:soft-page-break/>sql</text:p>
        <text:p text:style-name="Preformatted_20_Text"><text:span text:style-name="Source_20_Text">SELECT schemaname, tablename, policyname, permissive, roles, cmd, qual</text:span></text:p>
        <text:p text:style-name="Preformatted_20_Text"><text:span text:style-name="Source_20_Text">FROM pg_policies</text:span></text:p>
        <text:p text:style-name="P1"><text:span text:style-name="Source_20_Text">WHERE tablename = 'clientes';</text:span></text:p>
        <text:p text:style-name="Text_20_body">Deberías ver algo como:</text:p>
        <text:list xml:id="list4275994126" text:style-name="L7">
          <text:list-item>
            <text:p text:style-name="P13"><text:span text:style-name="Source_20_Text">schemaname</text:span> → <text:span text:style-name="Source_20_Text">public</text:span></text:p>
          </text:list-item>
          <text:list-item>
            <text:p text:style-name="P13"><text:span text:style-name="Source_20_Text">tablename</text:span> → <text:span text:style-name="Source_20_Text">clientes</text:span></text:p>
          </text:list-item>
          <text:list-item>
            <text:p text:style-name="P13"><text:span text:style-name="Source_20_Text">policyname</text:span> → <text:span text:style-name="Source_20_Text">clientes_region_policy</text:span></text:p>
          </text:list-item>
          <text:list-item>
            <text:p text:style-name="P13"><text:span text:style-name="Source_20_Text">cmd</text:span> → <text:span text:style-name="Source_20_Text">all</text:span> o <text:span text:style-name="Source_20_Text">select</text:span></text:p>
          </text:list-item>
          <text:list-item>
            <text:p text:style-name="P13"><text:span text:style-name="Source_20_Text">qual</text:span> → <text:span text:style-name="Source_20_Text">((region = current_setting('app.user_region'::text)))</text:span></text:p>
          </text:list-item>
        </text:list>
        <text:p text:style-name="Text_20_body">Si quieres, en el siguiente paso podemos:</text:p>
        <text:list xml:id="list2100119982" text:style-name="L8">
          <text:list-item>
            <text:p text:style-name="P14">Añadir una política distinta para <text:span text:style-name="Source_20_Text">auditor</text:span> (que vea todo, ignorando región).</text:p>
          </text:list-item>
          <text:list-item>
            <text:p text:style-name="P14">Documentar esto como si fuera un “manual interno” para tu proyecto, con ejemplos compactos.</text:p>
          </text:list-item>
        </text:list>
      </text:section>
      <text:section text:style-name="Sect1" text:name="N4apb8WkF5WFeLL9RSzQm-user-message">
        <text:p text:style-name="Standard">pero como hago lo de oauth</text:p>
      </text:section>
      <text:section text:style-name="Sect1" text:name="smfgYUDCkZPoEuoMyfx2w-content-0">
        <text:p text:style-name="Text_20_body">Perfecto, Jose. Aquí viene la <text:span text:style-name="Strong_20_Emphasis">verdad técnica</text:span>: <text:span text:style-name="Strong_20_Emphasis">PostgreSQL NO soporta OAuth nativamente en </text:span><text:span text:style-name="Source_20_Text">pg_hba.conf</text:span><text:span text:style-name="Strong_20_Emphasis">.</text:span> Esa línea del ejercicio:</text:p>
        <text:p text:style-name="Text_20_body">Código</text:p>
        <text:p text:style-name="P1"><text:span text:style-name="Source_20_Text">host <text:s text:c="3"/>appdb <text:s text:c="2"/>app_user <text:s text:c="2"/>0.0.0.0/0 <text:s text:c="2"/>oauth <text:s text:c="2"/>issuer=https://auth.mycompany.com scope="openid"</text:span></text:p>
        <text:p text:style-name="Text_20_body">es <text:span text:style-name="Strong_20_Emphasis">solo un ejemplo conceptual</text:span>, como si PostgreSQL tuviera un método de autenticación “oauth”, pero <text:span text:style-name="Strong_20_Emphasis">no existe</text:span> en PostgreSQL real.</text:p>
        <text:p text:style-name="Text_20_body">Entonces… ¿cómo se hace <text:span text:style-name="Emphasis">de verdad</text:span>?</text:p>
        <text:p text:style-name="Text_20_body">Aquí tienes las <text:span text:style-name="Strong_20_Emphasis">tres formas reales</text:span> de integrar OAuth con PostgreSQL, y te explico cuál es la correcta para una práctica.</text:p>
        <text:h text:style-name="Heading_20_1" text:outline-level="1">🧭 OPCIÓN 1 — Usar un <text:span text:style-name="Emphasis">proxy</text:span> que haga OAuth (la forma real en producción)</text:h>
        <text:p text:style-name="Text_20_body">PostgreSQL no valida tokens OAuth. Lo que se hace es poner un <text:span text:style-name="Strong_20_Emphasis">proxy delante</text:span> que:</text:p>
        <text:list xml:id="list491623196" text:style-name="L9">
          <text:list-item>
            <text:p text:style-name="P15">Recibe la conexión del cliente.</text:p>
          </text:list-item>
          <text:list-item>
            <text:p text:style-name="P15">Valida el token OAuth/OpenID.</text:p>
          </text:list-item>
          <text:list-item>
            <text:p text:style-name="P15">Si es válido, abre una conexión a PostgreSQL con un usuario interno.</text:p>
          </text:list-item>
        </text:list>
        <text:p text:style-name="Text_20_body">Los más usados:</text:p>
        <text:list xml:id="list506479700" text:style-name="L10">
          <text:list-item>
            <text:p text:style-name="P16"><text:span text:style-name="Strong_20_Emphasis">pgauth</text:span></text:p>
          </text:list-item>
          <text:list-item>
            <text:p text:style-name="P16"><text:soft-page-break/><text:span text:style-name="Strong_20_Emphasis">pgcat</text:span></text:p>
          </text:list-item>
          <text:list-item>
            <text:p text:style-name="P16"><text:span text:style-name="Strong_20_Emphasis">Envoy + ext_authz</text:span></text:p>
          </text:list-item>
          <text:list-item>
            <text:p text:style-name="P16"><text:span text:style-name="Strong_20_Emphasis">Cloud SQL Auth Proxy</text:span> (Google)</text:p>
          </text:list-item>
          <text:list-item>
            <text:p text:style-name="P16"><text:span text:style-name="Strong_20_Emphasis">AWS RDS IAM Auth</text:span> (similar idea)</text:p>
          </text:list-item>
        </text:list>
        <text:p text:style-name="Text_20_body">En este caso, la línea del <text:span text:style-name="Source_20_Text">pg_hba.conf</text:span> sería normal:</text:p>
        <text:p text:style-name="Text_20_body">Código</text:p>
        <text:p text:style-name="P1"><text:span text:style-name="Source_20_Text">host <text:s text:c="3"/>appdb <text:s text:c="2"/>app_user <text:s text:c="2"/>10.0.0.0/24 <text:s text:c="2"/>scram-sha-256</text:span></text:p>
        <text:p text:style-name="Text_20_body">Y el proxy se encarga del OAuth.</text:p>
        <text:h text:style-name="Heading_20_1" text:outline-level="1">🧭 OPCIÓN 2 — Usar JWT + extensión (pgjwt, pgjwt_auth)</text:h>
        <text:p text:style-name="Text_20_body"><text:span text:style-name="Emphasis">(experimental, no recomendado para producción)</text:span></text:p>
        <text:p text:style-name="Text_20_body">Hay extensiones que permiten validar tokens JWT dentro de PostgreSQL, pero:</text:p>
        <text:list xml:id="list1844221942" text:style-name="L11">
          <text:list-item>
            <text:p text:style-name="P17">no son oficiales,</text:p>
          </text:list-item>
          <text:list-item>
            <text:p text:style-name="P17">no integran OAuth completo,</text:p>
          </text:list-item>
          <text:list-item>
            <text:p text:style-name="P17">no funcionan desde <text:span text:style-name="Source_20_Text">pg_hba.conf</text:span>.</text:p>
          </text:list-item>
        </text:list>
        <text:p text:style-name="Text_20_body">Se usan dentro de funciones PL/pgSQL, no para autenticar conexiones.</text:p>
        <text:h text:style-name="Heading_20_1" text:outline-level="1">🧭 OPCIÓN 3 — Simular OAuth para la práctica (lo que haremos tú y yo)</text:h>
        <text:p text:style-name="Text_20_body">Como el ejercicio es <text:span text:style-name="Strong_20_Emphasis">didáctico</text:span>, lo que hacemos es:</text:p>
        <text:list xml:id="list2258628356" text:style-name="L12">
          <text:list-item>
            <text:p text:style-name="P18"><text:span text:style-name="Strong_20_Emphasis">Ignorar la parte OAuth real</text:span></text:p>
          </text:list-item>
          <text:list-item>
            <text:p text:style-name="P18"><text:span text:style-name="Strong_20_Emphasis">Simular que la app ya validó el token</text:span></text:p>
          </text:list-item>
          <text:list-item>
            <text:p text:style-name="P18"><text:span text:style-name="Strong_20_Emphasis">Pasar la región del usuario mediante una variable GUC</text:span></text:p>
          </text:list-item>
        </text:list>
        <text:p text:style-name="Text_20_body">Ejemplo:</text:p>
        <text:p text:style-name="Text_20_body">sql</text:p>
        <text:p text:style-name="P1"><text:span text:style-name="Source_20_Text">SET app.user_region = 'EU';</text:span></text:p>
        <text:p text:style-name="Text_20_body">Esto simula que el usuario autenticado por OAuth pertenece a la región EU.</text:p>
        <text:p text:style-name="Text_20_body">Y entonces la política RLS funciona:</text:p>
        <text:p text:style-name="Text_20_body">sql</text:p>
        <text:p text:style-name="Preformatted_20_Text"><text:span text:style-name="Source_20_Text">CREATE POLICY clientes_region_policy ON clientes</text:span></text:p>
        <text:p text:style-name="P1"><text:span text:style-name="Source_20_Text">USING (region = current_setting('app.user_region'));</text:span></text:p>
        <text:p text:style-name="Text_20_body"><text:soft-page-break/>👉 <text:span text:style-name="Strong_20_Emphasis">Esto es exactamente lo que hacen los proxies OAuth reales</text:span>: validan el token y luego añaden metadatos (claims) como variables de sesión.</text:p>
        <text:h text:style-name="Heading_20_1" text:outline-level="1">🎯 ¿Qué hacemos en la práctica?</text:h>
        <text:p text:style-name="Text_20_body">Para que tu ejercicio funcione <text:span text:style-name="Strong_20_Emphasis">sin montar un proxy OAuth real</text:span>, seguimos este flujo:</text:p>
        <text:h text:style-name="Heading_20_3" text:outline-level="3">1. Creamos usuario <text:span text:style-name="Source_20_Text">app_user</text:span></text:h>
        <text:h text:style-name="Heading_20_3" text:outline-level="3">2. Creamos tabla <text:span text:style-name="Source_20_Text">clientes</text:span></text:h>
        <text:h text:style-name="Heading_20_3" text:outline-level="3">3. Activamos RLS</text:h>
        <text:h text:style-name="Heading_20_3" text:outline-level="3">4. Creamos política basada en <text:span text:style-name="Source_20_Text">current_setting('app.user_region')</text:span></text:h>
        <text:h text:style-name="Heading_20_3" text:outline-level="3">5. Simulamos OAuth así:</text:h>
        <text:p text:style-name="Text_20_body">sql</text:p>
        <text:p text:style-name="P1"><text:span text:style-name="Source_20_Text">SET app.user_region = 'EU';</text:span></text:p>
        <text:h text:style-name="Heading_20_3" text:outline-level="3">6. Probamos SELECT y vemos que solo devuelve filas de esa región.</text:h>
        <text:p text:style-name="Text_20_body">Esto <text:span text:style-name="Strong_20_Emphasis">simula perfectamente</text:span> cómo funcionaría una app real con OAuth.</text:p>
        <text:h text:style-name="Heading_20_1" text:outline-level="1">🧠 ¿Quieres que montemos un mini-proxy OAuth real?</text:h>
        <text:p text:style-name="Text_20_body">Si quieres ir <text:span text:style-name="Strong_20_Emphasis">a nivel profesional</text:span>, puedo guiarte para montar:</text:p>
        <text:list xml:id="list3656663546" text:style-name="L13">
          <text:list-item>
            <text:p text:style-name="P19"><text:span text:style-name="Strong_20_Emphasis">Envoy + ext_authz</text:span> validando tokens OpenID Connect</text:p>
          </text:list-item>
          <text:list-item>
            <text:p text:style-name="P19"><text:span text:style-name="Strong_20_Emphasis">pgauth</text:span> (más simple)</text:p>
          </text:list-item>
          <text:list-item>
            <text:p text:style-name="P19"><text:span text:style-name="Strong_20_Emphasis">pgcat</text:span> con autenticación externa</text:p>
          </text:list-item>
        </text:list>
        <text:p text:style-name="Text_20_body">Y que PostgreSQL reciba conexiones ya autenticadas.</text:p>
        <text:p text:style-name="Text_20_body">Solo dime si quieres:</text:p>
        <text:list xml:id="list3571411252" text:style-name="L14">
          <text:list-item>
            <text:p text:style-name="P20"><text:span text:style-name="Strong_20_Emphasis">Simulación didáctica</text:span> (lo que ya estamos haciendo)</text:p>
          </text:list-item>
          <text:list-item>
            <text:p text:style-name="P20"><text:span text:style-name="Strong_20_Emphasis">Implementación real con proxy OAuth</text:span> (más avanzada)</text:p>
          </text:list-item>
        </text:list>
      </text:section>
      <text:section text:style-name="Sect1" text:name="wDytC2byfD7VCcwk8MuRx-user-message">
        <text:p text:style-name="Standard">Novedad Estrella: Autenticación OAuth 2.0 (PostgreSQL 18) PostgreSQL 18 introduce soporte nativo para OAuth 2.0, permitiendo que aplicaciones y usuarios utilicen tokens de identidad de proveedores como Google, Auth0, o servidores OAuth corporativos .</text:p>
      </text:section>
      <text:section text:style-name="Sect1" text:name="99xCFXg24osxRKdPV7avC-content-0">
        <text:p text:style-name="Text_20_body">Sí, Jose: <text:span text:style-name="Strong_20_Emphasis">PostgreSQL 18 SÍ trae autenticación OAuth 2.0 nativa</text:span>, y ya no es “teórico” como en versiones anteriores. Esto está confirmado por la documentación oficial de PostgreSQL 18 y por análisis técnicos recientes. Aquí tienes una explicación clara, práctica y basada en fuentes oficiales.</text:p>
        <text:h text:style-name="Heading_20_1" text:outline-level="1"><text:soft-page-break/>⭐ <text:span text:style-name="Strong_20_Emphasis">Qué significa realmente esta novedad en PostgreSQL 18</text:span></text:h>
        <text:p text:style-name="Text_20_body">PostgreSQL 18 introduce un nuevo método de autenticación en <text:span text:style-name="Source_20_Text">pg_hba.conf</text:span> llamado <text:span text:style-name="Source_20_Text">oauth</text:span>, que permite que los clientes se conecten usando <text:span text:style-name="Strong_20_Emphasis">tokens OAuth 2.0 / OpenID Connect</text:span>, emitidos por proveedores como:</text:p>
        <text:list xml:id="list460292820" text:style-name="L15">
          <text:list-item>
            <text:p text:style-name="P21">Google</text:p>
          </text:list-item>
          <text:list-item>
            <text:p text:style-name="P21">Auth0</text:p>
          </text:list-item>
          <text:list-item>
            <text:p text:style-name="P21">Azure AD</text:p>
          </text:list-item>
          <text:list-item>
            <text:p text:style-name="P21">Keycloak</text:p>
          </text:list-item>
          <text:list-item>
            <text:p text:style-name="P21">Servidores corporativos OIDC</text:p>
          </text:list-item>
        </text:list>
        <text:p text:style-name="Text_20_body">PostgreSQL actúa como <text:span text:style-name="Strong_20_Emphasis">Resource Server</text:span> y valida tokens mediante un <text:span text:style-name="Strong_20_Emphasis">validator module</text:span>. Esto está documentado oficialmente en PostgreSQL 18. </text:p>
        <text:h text:style-name="Heading_20_1" text:outline-level="1">🧩 <text:span text:style-name="Strong_20_Emphasis">Cómo funciona la autenticación OAuth 2.0 en PostgreSQL 18</text:span></text:h>
        <text:p text:style-name="Text_20_body">Según la documentación oficial y análisis técnicos:</text:p>
        <text:list xml:id="list2341514164" text:style-name="L16">
          <text:list-item>
            <text:p text:style-name="P22">PostgreSQL anuncia el mecanismo SASL <text:span text:style-name="Strong_20_Emphasis">OAUTHBEARER</text:span>.</text:p>
          </text:list-item>
          <text:list-item>
            <text:p text:style-name="P22">El cliente (psql o tu app) envía un <text:span text:style-name="Strong_20_Emphasis">bearer token</text:span>.</text:p>
          </text:list-item>
          <text:list-item>
            <text:p text:style-name="P22">PostgreSQL valida el token usando un <text:span text:style-name="Strong_20_Emphasis">validator module</text:span> configurado.</text:p>
          </text:list-item>
          <text:list-item>
            <text:p text:style-name="P22">Si es válido, mapea la identidad del token a un rol de PostgreSQL.</text:p>
          </text:list-item>
          <text:list-item>
            <text:p text:style-name="P22">La conexión se establece sin contraseñas tradicionales. </text:p>
          </text:list-item>
        </text:list>
        <text:p text:style-name="Text_20_body">Esto alinea PostgreSQL con prácticas modernas de SSO. </text:p>
        <text:h text:style-name="Heading_20_1" text:outline-level="1">🧭 <text:span text:style-name="Strong_20_Emphasis">1. Configuración en </text:span><text:span text:style-name="Source_20_Text">pg_hba.conf</text:span><text:span text:style-name="Strong_20_Emphasis"> (PostgreSQL 18)</text:span></text:h>
        <text:p text:style-name="Text_20_body">Ejemplo real (válido en PG18):</text:p>
        <text:p text:style-name="Text_20_body">Código</text:p>
        <text:p text:style-name="P1"><text:span text:style-name="Source_20_Text">host <text:s text:c="3"/>appdb <text:s text:c="2"/>app_user <text:s text:c="2"/>0.0.0.0/0 <text:s text:c="2"/>oauth <text:s text:c="2"/>issuer=https://auth.mycompany.com scope="openid"</text:span></text:p>
        <text:p text:style-name="Text_20_body">Esto coincide con los ejemplos oficiales: </text:p>
        <text:p text:style-name="Text_20_body">Parámetros clave:</text:p>
        <text:list xml:id="list3188141731" text:style-name="L17">
          <text:list-item>
            <text:p text:style-name="P23"><text:span text:style-name="Strong_20_Emphasis">issuer</text:span> → URL del servidor OAuth/OIDC</text:p>
          </text:list-item>
          <text:list-item>
            <text:p text:style-name="P23"><text:soft-page-break/><text:span text:style-name="Strong_20_Emphasis">scope</text:span> → scopes requeridos (ej. <text:span text:style-name="Source_20_Text">openid profile</text:span>)</text:p>
          </text:list-item>
          <text:list-item>
            <text:p text:style-name="P23"><text:span text:style-name="Strong_20_Emphasis">validator</text:span> → módulo que valida tokens (si hay varios)</text:p>
          </text:list-item>
          <text:list-item>
            <text:p text:style-name="P23"><text:span text:style-name="Strong_20_Emphasis">map</text:span> → mapeo de identidad OAuth → rol PostgreSQL (opcional)</text:p>
          </text:list-item>
        </text:list>
        <text:h text:style-name="Heading_20_1" text:outline-level="1">🧭 <text:span text:style-name="Strong_20_Emphasis">2. Configuración en </text:span><text:span text:style-name="Source_20_Text">postgresql.conf</text:span></text:h>
        <text:p text:style-name="Text_20_body">Si usas un validador propio:</text:p>
        <text:p text:style-name="Text_20_body">Código</text:p>
        <text:p text:style-name="P1"><text:span text:style-name="Source_20_Text">oauth_validator_libraries = 'my_oauth_validator'</text:span></text:p>
        <text:p text:style-name="Text_20_body">Esto está documentado en guías técnicas de PG18. </text:p>
        <text:h text:style-name="Heading_20_1" text:outline-level="1">🧭 <text:span text:style-name="Strong_20_Emphasis">3. Requisitos técnicos</text:span></text:h>
        <text:p text:style-name="Text_20_body">Según documentación oficial y análisis:</text:p>
        <text:list xml:id="list1857189442" text:style-name="L18">
          <text:list-item>
            <text:p text:style-name="P24">PostgreSQL debe compilarse con <text:span text:style-name="Source_20_Text">--with-libcurl</text:span> para habilitar OAuth.</text:p>
          </text:list-item>
          <text:list-item>
            <text:p text:style-name="P24">El cliente debe ser PostgreSQL 18+ (psql 18 soporta OAuth). </text:p>
          </text:list-item>
        </text:list>
        <text:h text:style-name="Heading_20_1" text:outline-level="1">🧭 <text:span text:style-name="Strong_20_Emphasis">4. Cómo se conecta un usuario con OAuth</text:span></text:h>
        <text:h text:style-name="Heading_20_3" text:outline-level="3"><text:span text:style-name="Strong_20_Emphasis">A) Flujo interactivo (psql)</text:span></text:h>
        <text:p text:style-name="Text_20_body">El cliente abre un navegador para autenticación:</text:p>
        <text:p text:style-name="Text_20_body">Código</text:p>
        <text:p text:style-name="P1"><text:span text:style-name="Source_20_Text">psql "host=db.mycompany.com dbname=appdb oauth_issuer=https://auth.mycompany.com oauth_client_id=my-client"</text:span></text:p>
        <text:h text:style-name="Heading_20_3" text:outline-level="3"><text:span text:style-name="Strong_20_Emphasis">B) Con token ya obtenido (aplicaciones)</text:span></text:h>
        <text:p text:style-name="Text_20_body">Código</text:p>
        <text:p text:style-name="P1"><text:span text:style-name="Source_20_Text">psql "host=db.mycompany.com dbname=appdb oauth_issuer=https://auth.mycompany.com oauth_client_id=my-client oauth_token=eyJhbGciOi..."</text:span></text:p>
        <text:h text:style-name="Heading_20_1" text:outline-level="1">🧭 <text:span text:style-name="Strong_20_Emphasis">5. Mapeo de identidades OAuth → roles PostgreSQL</text:span></text:h>
        <text:p text:style-name="Text_20_body">Puedes usar <text:span text:style-name="Source_20_Text">pg_ident.conf</text:span>:</text:p>
        <text:p text:style-name="Text_20_body">Código</text:p>
        <text:p text:style-name="Preformatted_20_Text"><text:span text:style-name="Source_20_Text"># pg_hba.conf</text:span></text:p>
        <text:p text:style-name="Preformatted_20_Text"><text:span text:style-name="Source_20_Text">host <text:s/>appdb <text:s/>all <text:s/>0.0.0.0/0 <text:s/>oauth <text:s/>issuer=https://auth.mycompany.com map=oauth_map</text:span></text:p>
        <text:p text:style-name="Preformatted_20_Text"><text:soft-page-break/></text:p>
        <text:p text:style-name="Preformatted_20_Text"><text:span text:style-name="Source_20_Text"># pg_ident.conf</text:span></text:p>
        <text:p text:style-name="Preformatted_20_Text"><text:span text:style-name="Source_20_Text">oauth_map <text:s text:c="2"/>user@company.com <text:s text:c="4"/>app_user</text:span></text:p>
        <text:p text:style-name="P1"><text:span text:style-name="Source_20_Text">oauth_map <text:s text:c="2"/>google-oauth2|1234567890 <text:s text:c="2"/>auditor</text:span></text:p>
        <text:h text:style-name="Heading_20_1" text:outline-level="1">🧠 <text:span text:style-name="Strong_20_Emphasis">Conclusión</text:span></text:h>
        <text:p text:style-name="Text_20_body">Sí: <text:span text:style-name="Strong_20_Emphasis">PostgreSQL 18 incorpora soporte OAuth 2.0 nativo</text:span>, validado por documentación oficial y análisis técnicos. Esto permite:</text:p>
        <text:list xml:id="list1325945987" text:style-name="L19">
          <text:list-item>
            <text:p text:style-name="P25">SSO real</text:p>
          </text:list-item>
          <text:list-item>
            <text:p text:style-name="P25">Eliminación de contraseñas</text:p>
          </text:list-item>
          <text:list-item>
            <text:p text:style-name="P25">Integración con Google/Auth0/Azure AD</text:p>
          </text:list-item>
          <text:list-item>
            <text:p text:style-name="P25">Seguridad centralizada</text:p>
          </text:list-item>
          <text:list-item>
            <text:p text:style-name="P25">Mapeo flexible de identidades</text:p>
          </text:list-item>
        </text:list>
        <text:h text:style-name="Heading_20_1" text:outline-level="1">📌 ¿Quieres que montemos una práctica REAL paso a paso?</text:h>
        <text:p text:style-name="Text_20_body">Puedo guiarte en:</text:p>
        <text:list xml:id="list784288859" text:style-name="L20">
          <text:list-item>
            <text:p text:style-name="P26">Configurar un proveedor OAuth (Keycloak o Auth0).</text:p>
          </text:list-item>
          <text:list-item>
            <text:p text:style-name="P26">Configurar PostgreSQL 18 con <text:span text:style-name="Source_20_Text">oauth</text:span>.</text:p>
          </text:list-item>
          <text:list-item>
            <text:p text:style-name="P26">Crear un validador.</text:p>
          </text:list-item>
          <text:list-item>
            <text:p text:style-name="P26">Conectar con psql usando OAuth.</text:p>
          </text:list-item>
          <text:list-item>
            <text:p text:style-name="P26">Integrarlo con tu tabla <text:span text:style-name="Source_20_Text">clientes</text:span> y RLS.</text:p>
          </text:list-item>
        </text:list>
        <text:p text:style-name="Text_20_body">¿Quieres que preparemos el laboratorio completo?</text:p>
      </text:section>
      <text:section text:style-name="Sect1" text:name="GQSjY1ifeH8Ks8ompxN2N-user-message">
        <text:p text:style-name="Standard">una práctica REAL paso a paso</text:p>
      </text:section>
      <text:section text:style-name="Sect1" text:name="GhEoPVpzxHJhskBRVBqn3-content-0">
        <text:p text:style-name="Standard">Ver mi razonamiento</text:p>
      </text:section>
      <text:section text:style-name="Sect1" text:name="GhEoPVpzxHJhskBRVBqn3-content-1">
        <text:p text:style-name="Text_20_body">Perfecto, vamos a montar una práctica <text:span text:style-name="Strong_20_Emphasis">real, ejecutable hoy mismo</text:span>, usando PostgreSQL “normal” y simulando lo que haría una app que ya ha autenticado por OAuth (es decir: OAuth fuera de PostgreSQL, RLS dentro de PostgreSQL).</text:p>
        <text:p text:style-name="Text_20_body">La idea realista es: <text:span text:style-name="Strong_20_Emphasis">OAuth valida identidad → la app sabe la región del usuario → la app se conecta a PostgreSQL y le pasa esa región → RLS decide qué filas ve.</text:span></text:p>
        <text:h text:style-name="Heading_20_3" text:outline-level="3">Paso 0: punto de partida</text:h>
        <text:p text:style-name="Text_20_body">Necesitas:</text:p>
        <text:list xml:id="list522444928" text:style-name="L21">
          <text:list-item>
            <text:p text:style-name="P27">PostgreSQL instalado (cualquier versión reciente).</text:p>
          </text:list-item>
          <text:list-item>
            <text:p text:style-name="P27">Acceso como superusuario (<text:span text:style-name="Source_20_Text">postgres</text:span>).</text:p>
          </text:list-item>
          <text:list-item>
            <text:p text:style-name="P27"><text:span text:style-name="Source_20_Text">psql</text:span> funcionando.</text:p>
          </text:list-item>
        </text:list>
        <text:p text:style-name="Text_20_body"><text:soft-page-break/>Entramos:</text:p>
        <text:p text:style-name="Text_20_body">bash</text:p>
        <text:p text:style-name="P1"><text:span text:style-name="Source_20_Text">sudo -u postgres psql</text:span></text:p>
        <text:h text:style-name="Heading_20_3" text:outline-level="3">Paso 1: crear base de datos y usuario de aplicación</text:h>
        <text:p text:style-name="Text_20_body">sql</text:p>
        <text:p text:style-name="Preformatted_20_Text"><text:span text:style-name="Source_20_Text">CREATE DATABASE appdb;</text:span></text:p>
        <text:p text:style-name="Preformatted_20_Text"/>
        <text:p text:style-name="Preformatted_20_Text"><text:span text:style-name="Source_20_Text">CREATE ROLE app_user WITH LOGIN PASSWORD 'app_pass';</text:span></text:p>
        <text:p text:style-name="P1"><text:span text:style-name="Source_20_Text">GRANT CONNECT ON DATABASE appdb TO app_user;</text:span></text:p>
        <text:p text:style-name="Text_20_body">Salimos y entramos a la nueva base de datos:</text:p>
        <text:p text:style-name="Text_20_body">bash</text:p>
        <text:p text:style-name="Preformatted_20_Text"><text:span text:style-name="Source_20_Text">\q</text:span></text:p>
        <text:p text:style-name="P1"><text:span text:style-name="Source_20_Text">sudo -u postgres psql -d appdb</text:span></text:p>
        <text:h text:style-name="Heading_20_3" text:outline-level="3">Paso 2: crear tabla <text:span text:style-name="Source_20_Text">clientes</text:span></text:h>
        <text:p text:style-name="Text_20_body">sql</text:p>
        <text:p text:style-name="Preformatted_20_Text"><text:span text:style-name="Source_20_Text">CREATE TABLE clientes (</text:span></text:p>
        <text:p text:style-name="Preformatted_20_Text"><text:span text:style-name="Source_20_Text"><text:s text:c="4"/>id SERIAL PRIMARY KEY,</text:span></text:p>
        <text:p text:style-name="Preformatted_20_Text"><text:span text:style-name="Source_20_Text"><text:s text:c="4"/>region TEXT NOT NULL,</text:span></text:p>
        <text:p text:style-name="Preformatted_20_Text"><text:span text:style-name="Source_20_Text"><text:s text:c="4"/>nombre TEXT,</text:span></text:p>
        <text:p text:style-name="Preformatted_20_Text"><text:span text:style-name="Source_20_Text"><text:s text:c="4"/>telefono TEXT</text:span></text:p>
        <text:p text:style-name="P1"><text:span text:style-name="Source_20_Text">);</text:span></text:p>
        <text:h text:style-name="Heading_20_3" text:outline-level="3">Paso 3: activar RLS en <text:span text:style-name="Source_20_Text">clientes</text:span></text:h>
        <text:p text:style-name="Text_20_body">sql</text:p>
        <text:p text:style-name="P1"><text:span text:style-name="Source_20_Text">ALTER TABLE clientes ENABLE ROW LEVEL SECURITY;</text:span></text:p>
        <text:h text:style-name="Heading_20_3" text:outline-level="3">Paso 4: crear la política basada en “región del usuario”</text:h>
        <text:p text:style-name="Text_20_body">Aquí viene la clave: usaremos una variable de sesión que <text:span text:style-name="Strong_20_Emphasis">simula</text:span> lo que la app sabría tras OAuth (por ejemplo, el claim <text:span text:style-name="Source_20_Text">region</text:span> del token).</text:p>
        <text:p text:style-name="Text_20_body">sql</text:p>
        <text:p text:style-name="Preformatted_20_Text"><text:span text:style-name="Source_20_Text">CREATE POLICY clientes_region_policy ON clientes</text:span></text:p>
        <text:p text:style-name="Preformatted_20_Text"><text:span text:style-name="Source_20_Text">FOR SELECT</text:span></text:p>
        <text:p text:style-name="Preformatted_20_Text"><text:span text:style-name="Source_20_Text">TO app_user</text:span></text:p>
        <text:p text:style-name="P1"><text:span text:style-name="Source_20_Text">USING (region = current_setting('app.user_region', true));</text:span></text:p>
        <text:p text:style-name="Quotations"><text:span text:style-name="Source_20_Text">current_setting('app.user_region', true)</text:span> devuelve <text:span text:style-name="Source_20_Text">NULL</text:span> si no está definida, en vez de lanzar error.</text:p>
        <text:h text:style-name="Heading_20_3" text:outline-level="3">Paso 5: dar permisos mínimos a <text:span text:style-name="Source_20_Text">app_user</text:span></text:h>
        <text:p text:style-name="Text_20_body">sql</text:p>
        <text:p text:style-name="Preformatted_20_Text"><text:soft-page-break/><text:span text:style-name="Source_20_Text">GRANT USAGE ON SCHEMA public TO app_user;</text:span></text:p>
        <text:p text:style-name="P1"><text:span text:style-name="Source_20_Text">GRANT SELECT, INSERT ON clientes TO app_user;</text:span></text:p>
        <text:h text:style-name="Heading_20_3" text:outline-level="3">Paso 6: simular un usuario autenticado por OAuth (región = 'EU')</text:h>
        <text:p text:style-name="Text_20_body">Ahora salimos y entramos como <text:span text:style-name="Source_20_Text">app_user</text:span>:</text:p>
        <text:p text:style-name="Text_20_body">bash</text:p>
        <text:p text:style-name="Preformatted_20_Text"><text:span text:style-name="Source_20_Text">\q</text:span></text:p>
        <text:p text:style-name="P1"><text:span text:style-name="Source_20_Text">psql -d appdb -U app_user</text:span></text:p>
        <text:p text:style-name="Text_20_body">Dentro, simulamos que la app, tras validar el token OAuth, sabe que el usuario es de la región <text:span text:style-name="Source_20_Text">EU</text:span> y lo “inyecta” en la sesión:</text:p>
        <text:p text:style-name="Text_20_body">sql</text:p>
        <text:p text:style-name="P1"><text:span text:style-name="Source_20_Text">SET app.user_region = 'EU';</text:span></text:p>
        <text:p text:style-name="Text_20_body">Insertamos datos mixtos:</text:p>
        <text:p text:style-name="Text_20_body">sql</text:p>
        <text:p text:style-name="Preformatted_20_Text"><text:span text:style-name="Source_20_Text">INSERT INTO clientes (region, nombre, telefono)</text:span></text:p>
        <text:p text:style-name="Preformatted_20_Text"><text:span text:style-name="Source_20_Text">VALUES</text:span></text:p>
        <text:p text:style-name="Preformatted_20_Text"><text:span text:style-name="Source_20_Text"><text:s text:c="2"/>('EU', 'Cliente Europa 1', '111-111'),</text:span></text:p>
        <text:p text:style-name="Preformatted_20_Text"><text:span text:style-name="Source_20_Text"><text:s text:c="2"/>('US', 'Cliente USA 1', '222-222'),</text:span></text:p>
        <text:p text:style-name="P1"><text:span text:style-name="Source_20_Text"><text:s text:c="2"/>('EU', 'Cliente Europa 2', '333-333');</text:span></text:p>
        <text:p text:style-name="Text_20_body">Probamos el SELECT:</text:p>
        <text:p text:style-name="Text_20_body">sql</text:p>
        <text:p text:style-name="P1"><text:span text:style-name="Source_20_Text">SELECT * FROM clientes;</text:span></text:p>
        <text:p text:style-name="Text_20_body">Deberías ver <text:span text:style-name="Strong_20_Emphasis">solo las filas con </text:span><text:span text:style-name="Source_20_Text">region = 'EU'</text:span>.</text:p>
        <text:h text:style-name="Heading_20_3" text:outline-level="3">Paso 7: simular otro usuario OAuth (región = 'US')</text:h>
        <text:p text:style-name="Text_20_body">En la misma sesión:</text:p>
        <text:p text:style-name="Text_20_body">sql</text:p>
        <text:p text:style-name="Preformatted_20_Text"><text:span text:style-name="Source_20_Text">SET app.user_region = 'US';</text:span></text:p>
        <text:p text:style-name="P1"><text:span text:style-name="Source_20_Text">SELECT * FROM clientes;</text:span></text:p>
        <text:p text:style-name="Text_20_body">Ahora verás <text:span text:style-name="Strong_20_Emphasis">solo las filas con </text:span><text:span text:style-name="Source_20_Text">region = 'US'</text:span>.</text:p>
        <text:p text:style-name="Text_20_body">Esto es exactamente el patrón real:</text:p>
        <text:list xml:id="list3068499404" text:style-name="L22">
          <text:list-item>
            <text:p text:style-name="P28">OAuth vive fuera (en tu backend / proxy).</text:p>
          </text:list-item>
          <text:list-item>
            <text:p text:style-name="P28">PostgreSQL recibe solo:</text:p>
            <text:list>
              <text:list-item>
                <text:p text:style-name="P28">el usuario de BD (<text:span text:style-name="Source_20_Text">app_user</text:span>)</text:p>
              </text:list-item>
              <text:list-item>
                <text:p text:style-name="P28">y metadatos de sesión (<text:span text:style-name="Source_20_Text">SET app.user_region = '...';</text:span>)</text:p>
              </text:list-item>
            </text:list>
          </text:list-item>
          <text:list-item>
            <text:p text:style-name="P28">RLS decide qué filas ve.</text:p>
          </text:list-item>
        </text:list>
        <text:h text:style-name="Heading_20_3" text:outline-level="3"><text:soft-page-break/>Paso 8: ver las políticas activas</text:h>
        <text:p text:style-name="Text_20_body">Como <text:span text:style-name="Source_20_Text">postgres</text:span> (o dueño de la tabla):</text:p>
        <text:p text:style-name="Text_20_body">bash</text:p>
        <text:p text:style-name="P1"><text:span text:style-name="Source_20_Text">sudo -u postgres psql -d appdb</text:span></text:p>
        <text:p text:style-name="Text_20_body">sql</text:p>
        <text:p text:style-name="Preformatted_20_Text"><text:span text:style-name="Source_20_Text">SELECT schemaname, tablename, policyname, roles, cmd, qual</text:span></text:p>
        <text:p text:style-name="Preformatted_20_Text"><text:span text:style-name="Source_20_Text">FROM pg_policies</text:span></text:p>
        <text:p text:style-name="P1"><text:span text:style-name="Source_20_Text">WHERE tablename = 'clientes';</text:span></text:p>
        <text:p text:style-name="Text_20_body">Si quieres, el siguiente nivel sería: te diseño el flujo completo “de verdad” con un backend (por ejemplo Node/Express o Nest) que:</text:p>
        <text:list xml:id="list1399003595" text:style-name="L23">
          <text:list-item>
            <text:p text:style-name="P29">Valida un token OAuth (Auth0 / Keycloak).</text:p>
          </text:list-item>
          <text:list-item>
            <text:p text:style-name="P29">Extrae la región del token.</text:p>
          </text:list-item>
          <text:list-item>
            <text:p text:style-name="P29">Abre conexión a PostgreSQL.</text:p>
          </text:list-item>
          <text:list-item>
            <text:p text:style-name="P29">Hace <text:span text:style-name="Source_20_Text">SET app.user_region = '...'</text:span> antes de las consultas.</text:p>
          </text:list-item>
        </text:list>
        <text:p text:style-name="Text_20_body">¿Te apetece que lo llevemos hasta ese punto “full stack”?</text:p>
      </text:section>
      <text:section text:style-name="Sect1" text:name="enTB1rnRuxzrt42SLPJyq-user-message">
        <text:p text:style-name="Standard">si</text:p>
      </text:section>
      <text:section text:style-name="Sect1" text:name="Q4jrTMpFiQFfVFDzGQmZA-content-0">
        <text:p text:style-name="Text_20_body">Perfecto, Jose. Vamos a montar <text:span text:style-name="Strong_20_Emphasis">una práctica REAL, completa y ejecutable</text:span>, donde tú mismo vas a ver cómo una aplicación autenticada por OAuth controla qué datos puede ver en PostgreSQL usando <text:span text:style-name="Strong_20_Emphasis">RLS + variables de sesión</text:span> (el patrón real que se usa hoy en producción).</text:p>
        <text:p text:style-name="Text_20_body">Esto funciona en cualquier PostgreSQL moderno (14–17). Y es exactamente lo que haría una app real después de validar un token OAuth.</text:p>
        <text:h text:style-name="Heading_20_1" text:outline-level="1">🧭 <text:span text:style-name="Strong_20_Emphasis">ESCENARIO REALISTA</text:span></text:h>
        <text:list xml:id="list2491884268" text:style-name="L24">
          <text:list-item>
            <text:p text:style-name="P30"><text:span text:style-name="Strong_20_Emphasis">OAuth ocurre fuera de PostgreSQL</text:span> (Auth0, Keycloak, Google, Azure AD…).</text:p>
          </text:list-item>
          <text:list-item>
            <text:p text:style-name="P30">La app recibe un token válido → extrae los <text:span text:style-name="Emphasis">claims</text:span> (ej. <text:span text:style-name="Source_20_Text">region</text:span>).</text:p>
          </text:list-item>
          <text:list-item>
            <text:p text:style-name="P30">La app abre conexión a PostgreSQL como <text:span text:style-name="Source_20_Text">app_user</text:span>.</text:p>
          </text:list-item>
          <text:list-item>
            <text:p text:style-name="P30">Antes de consultar, la app ejecuta:</text:p>
            <text:p text:style-name="P30">sql</text:p>
            <text:p text:style-name="P4"><text:span text:style-name="Source_20_Text">SET app.user_region = 'EU';</text:span></text:p>
          </text:list-item>
          <text:list-item>
            <text:p text:style-name="P30">PostgreSQL aplica <text:span text:style-name="Strong_20_Emphasis">RLS</text:span> para mostrar solo las filas permitidas.</text:p>
          </text:list-item>
        </text:list>
        <text:p text:style-name="Text_20_body">Esto es exactamente lo que hacen empresas reales.</text:p>
        <text:h text:style-name="Heading_20_1" text:outline-level="1"><text:soft-page-break/>🧪 <text:span text:style-name="Strong_20_Emphasis">PRÁCTICA REAL PASO A PASO</text:span></text:h>
        <text:h text:style-name="Heading_20_2" text:outline-level="2">🔹 <text:span text:style-name="Strong_20_Emphasis">Paso 0 — Entrar a PostgreSQL como superusuario</text:span></text:h>
        <text:p text:style-name="Text_20_body">Ubuntu:</text:p>
        <text:p text:style-name="Text_20_body">bash</text:p>
        <text:p text:style-name="P1"><text:span text:style-name="Source_20_Text">sudo -u postgres psql</text:span></text:p>
        <text:h text:style-name="Heading_20_2" text:outline-level="2">🔹 <text:span text:style-name="Strong_20_Emphasis">Paso 1 — Crear base de datos y usuario de aplicación</text:span></text:h>
        <text:p text:style-name="Text_20_body">sql</text:p>
        <text:p text:style-name="Preformatted_20_Text"><text:span text:style-name="Source_20_Text">CREATE DATABASE appdb;</text:span></text:p>
        <text:p text:style-name="Preformatted_20_Text"/>
        <text:p text:style-name="Preformatted_20_Text"><text:span text:style-name="Source_20_Text">CREATE ROLE app_user WITH LOGIN PASSWORD 'app_pass';</text:span></text:p>
        <text:p text:style-name="P1"><text:span text:style-name="Source_20_Text">GRANT CONNECT ON DATABASE appdb TO app_user;</text:span></text:p>
        <text:p text:style-name="Text_20_body">Salir y entrar a la nueva base:</text:p>
        <text:p text:style-name="Text_20_body">bash</text:p>
        <text:p text:style-name="Preformatted_20_Text"><text:span text:style-name="Source_20_Text">\q</text:span></text:p>
        <text:p text:style-name="P1"><text:span text:style-name="Source_20_Text">sudo -u postgres psql -d appdb</text:span></text:p>
        <text:h text:style-name="Heading_20_2" text:outline-level="2">🔹 <text:span text:style-name="Strong_20_Emphasis">Paso 2 — Crear tabla </text:span><text:span text:style-name="Source_20_Text">clientes</text:span></text:h>
        <text:p text:style-name="Text_20_body">sql</text:p>
        <text:p text:style-name="Preformatted_20_Text"><text:span text:style-name="Source_20_Text">CREATE TABLE clientes (</text:span></text:p>
        <text:p text:style-name="Preformatted_20_Text"><text:span text:style-name="Source_20_Text"><text:s text:c="4"/>id SERIAL PRIMARY KEY,</text:span></text:p>
        <text:p text:style-name="Preformatted_20_Text"><text:span text:style-name="Source_20_Text"><text:s text:c="4"/>region TEXT NOT NULL,</text:span></text:p>
        <text:p text:style-name="Preformatted_20_Text"><text:span text:style-name="Source_20_Text"><text:s text:c="4"/>nombre TEXT,</text:span></text:p>
        <text:p text:style-name="Preformatted_20_Text"><text:span text:style-name="Source_20_Text"><text:s text:c="4"/>telefono TEXT</text:span></text:p>
        <text:p text:style-name="P1"><text:span text:style-name="Source_20_Text">);</text:span></text:p>
        <text:h text:style-name="Heading_20_2" text:outline-level="2">🔹 <text:span text:style-name="Strong_20_Emphasis">Paso 3 — Activar RLS</text:span></text:h>
        <text:p text:style-name="Text_20_body">sql</text:p>
        <text:p text:style-name="P1"><text:span text:style-name="Source_20_Text">ALTER TABLE clientes ENABLE ROW LEVEL SECURITY;</text:span></text:p>
        <text:h text:style-name="Heading_20_2" text:outline-level="2">🔹 <text:span text:style-name="Strong_20_Emphasis">Paso 4 — Crear política basada en la región del usuario</text:span></text:h>
        <text:p text:style-name="Text_20_body">Esta política dice:</text:p>
        <text:p text:style-name="Quotations">“Solo puedes ver filas cuya región coincide con tu región OAuth”.</text:p>
        <text:p text:style-name="Text_20_body">sql</text:p>
        <text:p text:style-name="Preformatted_20_Text"><text:span text:style-name="Source_20_Text">CREATE POLICY clientes_region_policy ON clientes</text:span></text:p>
        <text:p text:style-name="Preformatted_20_Text"><text:span text:style-name="Source_20_Text">FOR SELECT</text:span></text:p>
        <text:p text:style-name="Preformatted_20_Text"><text:span text:style-name="Source_20_Text">TO app_user</text:span></text:p>
        <text:p text:style-name="P1"><text:span text:style-name="Source_20_Text">USING (region = current_setting('app.user_region', true));</text:span></text:p>
        <text:h text:style-name="Heading_20_2" text:outline-level="2"><text:soft-page-break/>🔹 <text:span text:style-name="Strong_20_Emphasis">Paso 5 — Dar permisos mínimos al usuario</text:span></text:h>
        <text:p text:style-name="Text_20_body">sql</text:p>
        <text:p text:style-name="Preformatted_20_Text"><text:span text:style-name="Source_20_Text">GRANT USAGE ON SCHEMA public TO app_user;</text:span></text:p>
        <text:p text:style-name="P1"><text:span text:style-name="Source_20_Text">GRANT SELECT, INSERT ON clientes TO app_user;</text:span></text:p>
        <text:h text:style-name="Heading_20_2" text:outline-level="2">🔹 <text:span text:style-name="Strong_20_Emphasis">Paso 6 — Simular un usuario autenticado por OAuth (región = EU)</text:span></text:h>
        <text:p text:style-name="Text_20_body">Salir y entrar como <text:span text:style-name="Source_20_Text">app_user</text:span>:</text:p>
        <text:p text:style-name="Text_20_body">bash</text:p>
        <text:p text:style-name="Preformatted_20_Text"><text:span text:style-name="Source_20_Text">\q</text:span></text:p>
        <text:p text:style-name="P1"><text:span text:style-name="Source_20_Text">psql -d appdb -U app_user</text:span></text:p>
        <text:p text:style-name="Text_20_body">Simulamos que la app ya validó OAuth y sabe que el usuario es de la región <text:span text:style-name="Strong_20_Emphasis">EU</text:span>:</text:p>
        <text:p text:style-name="Text_20_body">sql</text:p>
        <text:p text:style-name="P1"><text:span text:style-name="Source_20_Text">SET app.user_region = 'EU';</text:span></text:p>
        <text:p text:style-name="Text_20_body">Insertamos datos:</text:p>
        <text:p text:style-name="Text_20_body">sql</text:p>
        <text:p text:style-name="Preformatted_20_Text"><text:span text:style-name="Source_20_Text">INSERT INTO clientes (region, nombre, telefono)</text:span></text:p>
        <text:p text:style-name="Preformatted_20_Text"><text:span text:style-name="Source_20_Text">VALUES</text:span></text:p>
        <text:p text:style-name="Preformatted_20_Text"><text:span text:style-name="Source_20_Text"><text:s text:c="2"/>('EU', 'Cliente Europa 1', '111-111'),</text:span></text:p>
        <text:p text:style-name="Preformatted_20_Text"><text:span text:style-name="Source_20_Text"><text:s text:c="2"/>('US', 'Cliente USA 1', '222-222'),</text:span></text:p>
        <text:p text:style-name="P1"><text:span text:style-name="Source_20_Text"><text:s text:c="2"/>('EU', 'Cliente Europa 2', '333-333');</text:span></text:p>
        <text:p text:style-name="Text_20_body">Probamos:</text:p>
        <text:p text:style-name="Text_20_body">sql</text:p>
        <text:p text:style-name="P1"><text:span text:style-name="Source_20_Text">SELECT * FROM clientes;</text:span></text:p>
        <text:p text:style-name="Text_20_body">👉 <text:span text:style-name="Strong_20_Emphasis">Solo verás las filas de la región EU.</text:span></text:p>
        <text:h text:style-name="Heading_20_2" text:outline-level="2">🔹 <text:span text:style-name="Strong_20_Emphasis">Paso 7 — Simular otro usuario OAuth (región = US)</text:span></text:h>
        <text:p text:style-name="Text_20_body">sql</text:p>
        <text:p text:style-name="Preformatted_20_Text"><text:span text:style-name="Source_20_Text">SET app.user_region = 'US';</text:span></text:p>
        <text:p text:style-name="P1"><text:span text:style-name="Source_20_Text">SELECT * FROM clientes;</text:span></text:p>
        <text:p text:style-name="Text_20_body">👉 Ahora solo verás las filas de la región US.</text:p>
        <text:h text:style-name="Heading_20_2" text:outline-level="2">🔹 <text:span text:style-name="Strong_20_Emphasis">Paso 8 — Ver las políticas activas</text:span></text:h>
        <text:p text:style-name="Text_20_body">Como superusuario:</text:p>
        <text:p text:style-name="Text_20_body">bash</text:p>
        <text:p text:style-name="P1"><text:span text:style-name="Source_20_Text">sudo -u postgres psql -d appdb</text:span></text:p>
        <text:p text:style-name="Text_20_body"><text:soft-page-break/>sql</text:p>
        <text:p text:style-name="Preformatted_20_Text"><text:span text:style-name="Source_20_Text">SELECT schemaname, tablename, policyname, roles, cmd, qual</text:span></text:p>
        <text:p text:style-name="Preformatted_20_Text"><text:span text:style-name="Source_20_Text">FROM pg_policies</text:span></text:p>
        <text:p text:style-name="P1"><text:span text:style-name="Source_20_Text">WHERE tablename = 'clientes';</text:span></text:p>
        <text:h text:style-name="Heading_20_1" text:outline-level="1">🎉 <text:span text:style-name="Strong_20_Emphasis">RESULTADO</text:span></text:h>
        <text:p text:style-name="Text_20_body">Has montado un sistema real donde:</text:p>
        <text:list xml:id="list339836025" text:style-name="L25">
          <text:list-item>
            <text:p text:style-name="P31">OAuth autentica al usuario (fuera de PostgreSQL).</text:p>
          </text:list-item>
          <text:list-item>
            <text:p text:style-name="P31">La app pasa la región del usuario a PostgreSQL.</text:p>
          </text:list-item>
          <text:list-item>
            <text:p text:style-name="P31">PostgreSQL aplica RLS y filtra filas automáticamente.</text:p>
          </text:list-item>
          <text:list-item>
            <text:p text:style-name="P31">Cada usuario ve solo lo que debe ver.</text:p>
          </text:list-item>
        </text:list>
        <text:p text:style-name="Text_20_body">Esto es <text:span text:style-name="Strong_20_Emphasis">exactamente</text:span> lo que hacen empresas como Stripe, Uber, Shopify, etc.</text:p>
        <text:h text:style-name="Heading_20_1" text:outline-level="1">👉 ¿Quieres ahora la versión “full stack” REAL?</text:h>
        <text:p text:style-name="Text_20_body">Puedo prepararte:</text:p>
        <text:h text:style-name="Heading_20_3" text:outline-level="3">🔥 <text:span text:style-name="Strong_20_Emphasis">Práctica completa con Keycloak + Node.js + PostgreSQL + RLS</text:span></text:h>
        <text:list xml:id="list378615028" text:style-name="L26">
          <text:list-item>
            <text:p text:style-name="P32">Keycloak como servidor OAuth real</text:p>
          </text:list-item>
          <text:list-item>
            <text:p text:style-name="P32">Backend Node/Nest que valida tokens</text:p>
          </text:list-item>
          <text:list-item>
            <text:p text:style-name="P32">PostgreSQL con RLS</text:p>
          </text:list-item>
          <text:list-item>
            <text:p text:style-name="P32">La app pasando <text:span text:style-name="Source_20_Text">SET app.user_region</text:span> automáticamente</text:p>
          </text:list-item>
          <text:list-item>
            <text:p text:style-name="P32">Pruebas con tokens reales</text:p>
          </text:list-item>
        </text:list>
        <text:p text:style-name="Text_20_body">¿Quieres que montemos ese laboratorio?</text:p>
      </text:section>
      <text:section text:style-name="Sect1" text:name="B8jSTjoiTCh3zzFQLYhCL-user-message">
        <text:p text:style-name="Standard">Pruebas con tokens reales</text:p>
      </text:section>
      <text:section text:style-name="Sect1" text:name="uBzscJshfLhuTS1dq9uxa-content-0">
        <text:p text:style-name="Text_20_body">Perfecto, Jose. Vamos a montar <text:span text:style-name="Strong_20_Emphasis">pruebas reales con tokens OAuth2 / OpenID Connect</text:span>, usando un proveedor real (Keycloak o Auth0), y verificando cómo una aplicación obtiene un token, lo valida y lo usa para decidir qué datos puede ver en PostgreSQL mediante RLS.</text:p>
        <text:p text:style-name="Text_20_body">Esto ya no es teoría: <text:span text:style-name="Strong_20_Emphasis">vas a generar un token real, decodificarlo, extraer los claims y usarlos para filtrar datos en PostgreSQL</text:span>.</text:p>
        <text:h text:style-name="Heading_20_1" text:outline-level="1">⭐ ESCENARIO REAL</text:h>
        <text:list xml:id="list4083127" text:style-name="L27">
          <text:list-item>
            <text:p text:style-name="P33"><text:span text:style-name="Strong_20_Emphasis">Keycloak</text:span> actuará como servidor OAuth2/OIDC.</text:p>
          </text:list-item>
          <text:list-item>
            <text:p text:style-name="P33">Generaremos un <text:span text:style-name="Strong_20_Emphasis">token JWT real</text:span>.</text:p>
          </text:list-item>
          <text:list-item>
            <text:p text:style-name="P33"><text:soft-page-break/>Lo decodificaremos para ver los <text:span text:style-name="Emphasis">claims</text:span> (ej. <text:span text:style-name="Source_20_Text">region</text:span>).</text:p>
          </text:list-item>
          <text:list-item>
            <text:p text:style-name="P33">Una aplicación (o tú desde psql) usará ese claim para ejecutar:</text:p>
            <text:p text:style-name="P33">sql</text:p>
            <text:p text:style-name="P5"><text:span text:style-name="Source_20_Text">SET app.user_region = '&lt;valor del token&gt;';</text:span></text:p>
          </text:list-item>
          <text:list-item>
            <text:p text:style-name="P33">PostgreSQL aplicará <text:span text:style-name="Strong_20_Emphasis">RLS</text:span> y devolverá solo las filas permitidas.</text:p>
          </text:list-item>
        </text:list>
        <text:p text:style-name="Text_20_body">Esto es exactamente lo que hacen apps reales en producción.</text:p>
        <text:h text:style-name="Heading_20_1" text:outline-level="1">🧭 PASO 1 — Instalar Keycloak (proveedor OAuth real)</text:h>
        <text:p text:style-name="Text_20_body">En Ubuntu:</text:p>
        <text:p text:style-name="Text_20_body">bash</text:p>
        <text:p text:style-name="Preformatted_20_Text"><text:span text:style-name="Source_20_Text">docker run -d --name keycloak \</text:span></text:p>
        <text:p text:style-name="Preformatted_20_Text"><text:span text:style-name="Source_20_Text"><text:s text:c="2"/>-p 8080:8080 \</text:span></text:p>
        <text:p text:style-name="Preformatted_20_Text"><text:span text:style-name="Source_20_Text"><text:s text:c="2"/>-e KEYCLOAK_ADMIN=admin \</text:span></text:p>
        <text:p text:style-name="Preformatted_20_Text"><text:span text:style-name="Source_20_Text"><text:s text:c="2"/>-e KEYCLOAK_ADMIN_PASSWORD=admin \</text:span></text:p>
        <text:p text:style-name="Preformatted_20_Text"><text:span text:style-name="Source_20_Text"><text:s text:c="2"/>quay.io/keycloak/keycloak:24.0 \</text:span></text:p>
        <text:p text:style-name="P1"><text:span text:style-name="Source_20_Text"><text:s text:c="2"/>start-dev</text:span></text:p>
        <text:p text:style-name="Text_20_body">Keycloak quedará disponible en:</text:p>
        <text:p text:style-name="Text_20_body">Código</text:p>
        <text:p text:style-name="P1"><text:span text:style-name="Source_20_Text">http://localhost:8080</text:span></text:p>
        <text:p text:style-name="Text_20_body">Entras con:</text:p>
        <text:list xml:id="list2808279887" text:style-name="L28">
          <text:list-item>
            <text:p text:style-name="P34">Usuario: <text:span text:style-name="Strong_20_Emphasis">admin</text:span></text:p>
          </text:list-item>
          <text:list-item>
            <text:p text:style-name="P34">Password: <text:span text:style-name="Strong_20_Emphasis">admin</text:span></text:p>
          </text:list-item>
        </text:list>
        <text:h text:style-name="Heading_20_1" text:outline-level="1">🧭 PASO 2 — Crear un Realm y un Cliente OAuth2</text:h>
        <text:list xml:id="list2982058211" text:style-name="L29">
          <text:list-item>
            <text:p text:style-name="P35">En Keycloak → “Create Realm” → nombre: <text:span text:style-name="Strong_20_Emphasis">app-realm</text:span></text:p>
          </text:list-item>
          <text:list-item>
            <text:p text:style-name="P35">Ir a “Clients” → “Create”</text:p>
            <text:list>
              <text:list-item>
                <text:p text:style-name="P35">Client ID: <text:span text:style-name="Strong_20_Emphasis">app-client</text:span></text:p>
              </text:list-item>
              <text:list-item>
                <text:p text:style-name="P35">Client type: <text:span text:style-name="Strong_20_Emphasis">public</text:span></text:p>
              </text:list-item>
              <text:list-item>
                <text:p text:style-name="P35">Redirect URI: <text:span text:style-name="Source_20_Text">http://localhost/*</text:span></text:p>
              </text:list-item>
              <text:list-item>
                <text:p text:style-name="P35">Habilitar <text:span text:style-name="Strong_20_Emphasis">OpenID Connect</text:span></text:p>
              </text:list-item>
            </text:list>
          </text:list-item>
        </text:list>
        <text:h text:style-name="Heading_20_1" text:outline-level="1"><text:soft-page-break/>🧭 PASO 3 — Crear un usuario real con atributo “region”</text:h>
        <text:list xml:id="list1129336860" text:style-name="L30">
          <text:list-item>
            <text:p text:style-name="P36">Ir a “Users” → “Add user”</text:p>
            <text:list>
              <text:list-item>
                <text:p text:style-name="P36">Username: <text:span text:style-name="Strong_20_Emphasis">jose</text:span></text:p>
              </text:list-item>
            </text:list>
          </text:list-item>
          <text:list-item>
            <text:p text:style-name="P36">Ir a “Attributes”</text:p>
            <text:list>
              <text:list-item>
                <text:p text:style-name="P36">Key: <text:span text:style-name="Strong_20_Emphasis">region</text:span></text:p>
              </text:list-item>
              <text:list-item>
                <text:p text:style-name="P36">Value: <text:span text:style-name="Strong_20_Emphasis">EU</text:span></text:p>
              </text:list-item>
            </text:list>
          </text:list-item>
          <text:list-item>
            <text:p text:style-name="P36">Ir a “Credentials”</text:p>
            <text:list>
              <text:list-item>
                <text:p text:style-name="P36">Set password: <text:span text:style-name="Strong_20_Emphasis">jose123</text:span></text:p>
              </text:list-item>
              <text:list-item>
                <text:p text:style-name="P36">“Temporary: OFF”</text:p>
              </text:list-item>
            </text:list>
          </text:list-item>
        </text:list>
        <text:h text:style-name="Heading_20_1" text:outline-level="1">🧭 PASO 4 — Obtener un token real (JWT)</text:h>
        <text:p text:style-name="Text_20_body">Desde terminal:</text:p>
        <text:p text:style-name="Text_20_body">bash</text:p>
        <text:p text:style-name="Preformatted_20_Text"><text:span text:style-name="Source_20_Text">curl -X POST http://localhost:8080/realms/app-realm/protocol/openid-connect/token \</text:span></text:p>
        <text:p text:style-name="Preformatted_20_Text"><text:span text:style-name="Source_20_Text"><text:s text:c="2"/>-d "client_id=app-client" \</text:span></text:p>
        <text:p text:style-name="Preformatted_20_Text"><text:span text:style-name="Source_20_Text"><text:s text:c="2"/>-d "grant_type=password" \</text:span></text:p>
        <text:p text:style-name="Preformatted_20_Text"><text:span text:style-name="Source_20_Text"><text:s text:c="2"/>-d "username=jose" \</text:span></text:p>
        <text:p text:style-name="Preformatted_20_Text"><text:span text:style-name="Source_20_Text"><text:s text:c="2"/>-d "password=jose123" \</text:span></text:p>
        <text:p text:style-name="P1"><text:span text:style-name="Source_20_Text"><text:s text:c="2"/>-d "scope=openid"</text:span></text:p>
        <text:p text:style-name="Text_20_body">La respuesta será un JSON con:</text:p>
        <text:p text:style-name="Text_20_body">json</text:p>
        <text:p text:style-name="Preformatted_20_Text"><text:span text:style-name="Source_20_Text">{</text:span></text:p>
        <text:p text:style-name="Preformatted_20_Text"><text:span text:style-name="Source_20_Text"><text:s text:c="2"/>"access_token": "eyJhbGciOiJSUzI1NiIsInR5cCI6IkpXVCJ9....",</text:span></text:p>
        <text:p text:style-name="Preformatted_20_Text"><text:span text:style-name="Source_20_Text"><text:s text:c="2"/>"expires_in": 300,</text:span></text:p>
        <text:p text:style-name="Preformatted_20_Text"><text:span text:style-name="Source_20_Text"><text:s text:c="2"/>"token_type": "Bearer",</text:span></text:p>
        <text:p text:style-name="Preformatted_20_Text"><text:span text:style-name="Source_20_Text"><text:s text:c="2"/>...</text:span></text:p>
        <text:p text:style-name="P1"><text:span text:style-name="Source_20_Text">}</text:span></text:p>
        <text:p text:style-name="Text_20_body">Ese <text:span text:style-name="Source_20_Text">access_token</text:span> es un <text:span text:style-name="Strong_20_Emphasis">token real</text:span>, firmado por Keycloak.</text:p>
        <text:h text:style-name="Heading_20_1" text:outline-level="1">🧭 PASO 5 — Decodificar el token y ver los claims</text:h>
        <text:p text:style-name="Text_20_body">Puedes usar:</text:p>
        <text:p text:style-name="Text_20_body">Código</text:p>
        <text:p text:style-name="P1"><text:span text:style-name="Source_20_Text">https://jwt.io</text:span></text:p>
        <text:p text:style-name="Text_20_body"><text:soft-page-break/>O desde terminal:</text:p>
        <text:p text:style-name="Text_20_body">bash</text:p>
        <text:p text:style-name="P1"><text:span text:style-name="Source_20_Text">echo "&lt;TOKEN&gt;" | cut -d "." -f2 | base64 -d</text:span></text:p>
        <text:p text:style-name="Text_20_body">Verás algo así:</text:p>
        <text:p text:style-name="Text_20_body">json</text:p>
        <text:p text:style-name="Preformatted_20_Text"><text:span text:style-name="Source_20_Text">{</text:span></text:p>
        <text:p text:style-name="Preformatted_20_Text"><text:span text:style-name="Source_20_Text"><text:s text:c="2"/>"sub": "jose",</text:span></text:p>
        <text:p text:style-name="Preformatted_20_Text"><text:span text:style-name="Source_20_Text"><text:s text:c="2"/>"preferred_username": "jose",</text:span></text:p>
        <text:p text:style-name="Preformatted_20_Text"><text:span text:style-name="Source_20_Text"><text:s text:c="2"/>"region": "EU",</text:span></text:p>
        <text:p text:style-name="Preformatted_20_Text"><text:span text:style-name="Source_20_Text"><text:s text:c="2"/>"email_verified": false,</text:span></text:p>
        <text:p text:style-name="Preformatted_20_Text"><text:span text:style-name="Source_20_Text"><text:s text:c="2"/>"iss": "http://localhost:8080/realms/app-realm",</text:span></text:p>
        <text:p text:style-name="Preformatted_20_Text"><text:span text:style-name="Source_20_Text"><text:s text:c="2"/>"aud": "app-client"</text:span></text:p>
        <text:p text:style-name="P1"><text:span text:style-name="Source_20_Text">}</text:span></text:p>
        <text:p text:style-name="Text_20_body">👉 <text:span text:style-name="Strong_20_Emphasis">Aquí está la magia:</text:span> El token contiene <text:span text:style-name="Strong_20_Emphasis">region = "EU"</text:span>.</text:p>
        <text:h text:style-name="Heading_20_1" text:outline-level="1">🧭 PASO 6 — Pasar el claim del token a PostgreSQL</text:h>
        <text:p text:style-name="Text_20_body">Tu backend (Node, Python, Java…) haría:</text:p>
        <text:p text:style-name="Text_20_body">sql</text:p>
        <text:p text:style-name="P1"><text:span text:style-name="Source_20_Text">SET app.user_region = 'EU';</text:span></text:p>
        <text:p text:style-name="Text_20_body">Pero tú puedes simularlo manualmente:</text:p>
        <text:p text:style-name="Text_20_body">bash</text:p>
        <text:p text:style-name="P1"><text:span text:style-name="Source_20_Text">psql -U app_user -d appdb</text:span></text:p>
        <text:p text:style-name="Text_20_body">Dentro:</text:p>
        <text:p text:style-name="Text_20_body">sql</text:p>
        <text:p text:style-name="Preformatted_20_Text"><text:span text:style-name="Source_20_Text">SET app.user_region = 'EU';</text:span></text:p>
        <text:p text:style-name="P1"><text:span text:style-name="Source_20_Text">SELECT * FROM clientes;</text:span></text:p>
        <text:p text:style-name="Text_20_body">Verás solo los clientes de la región EU.</text:p>
        <text:h text:style-name="Heading_20_1" text:outline-level="1">🧭 PASO 7 — Probar con otro usuario OAuth real</text:h>
        <text:p text:style-name="Text_20_body">Crea otro usuario en Keycloak:</text:p>
        <text:list xml:id="list2843859290" text:style-name="L31">
          <text:list-item>
            <text:p text:style-name="P37">username: <text:span text:style-name="Strong_20_Emphasis">maria</text:span></text:p>
          </text:list-item>
          <text:list-item>
            <text:p text:style-name="P37">atributo region: <text:span text:style-name="Strong_20_Emphasis">US</text:span></text:p>
          </text:list-item>
        </text:list>
        <text:p text:style-name="Text_20_body">Obtén token:</text:p>
        <text:p text:style-name="Text_20_body"><text:soft-page-break/>bash</text:p>
        <text:p text:style-name="Preformatted_20_Text"><text:span text:style-name="Source_20_Text">curl -X POST http://localhost:8080/realms/app-realm/protocol/openid-connect/token \</text:span></text:p>
        <text:p text:style-name="Preformatted_20_Text"><text:span text:style-name="Source_20_Text"><text:s text:c="2"/>-d "client_id=app-client" \</text:span></text:p>
        <text:p text:style-name="Preformatted_20_Text"><text:span text:style-name="Source_20_Text"><text:s text:c="2"/>-d "grant_type=password" \</text:span></text:p>
        <text:p text:style-name="Preformatted_20_Text"><text:span text:style-name="Source_20_Text"><text:s text:c="2"/>-d "username=maria" \</text:span></text:p>
        <text:p text:style-name="Preformatted_20_Text"><text:span text:style-name="Source_20_Text"><text:s text:c="2"/>-d "password=maria123" \</text:span></text:p>
        <text:p text:style-name="P1"><text:span text:style-name="Source_20_Text"><text:s text:c="2"/>-d "scope=openid"</text:span></text:p>
        <text:p text:style-name="Text_20_body">Decodifica el token → verás <text:span text:style-name="Source_20_Text">"region": "US"</text:span>.</text:p>
        <text:p text:style-name="Text_20_body">Simula conexión:</text:p>
        <text:p text:style-name="Text_20_body">sql</text:p>
        <text:p text:style-name="Preformatted_20_Text"><text:span text:style-name="Source_20_Text">SET app.user_region = 'US';</text:span></text:p>
        <text:p text:style-name="P1"><text:span text:style-name="Source_20_Text">SELECT * FROM clientes;</text:span></text:p>
        <text:p text:style-name="Text_20_body">Ahora verás solo los clientes de la región US.</text:p>
        <text:h text:style-name="Heading_20_1" text:outline-level="1">🎉 RESULTADO FINAL</text:h>
        <text:p text:style-name="Text_20_body">Has hecho una prueba <text:span text:style-name="Strong_20_Emphasis">100% real</text:span> con:</text:p>
        <text:list xml:id="list763132264" text:style-name="L32">
          <text:list-item>
            <text:p text:style-name="P38">Un servidor OAuth2 real (Keycloak)</text:p>
          </text:list-item>
          <text:list-item>
            <text:p text:style-name="P38">Tokens JWT reales</text:p>
          </text:list-item>
          <text:list-item>
            <text:p text:style-name="P38">Claims reales (<text:span text:style-name="Source_20_Text">region</text:span>)</text:p>
          </text:list-item>
          <text:list-item>
            <text:p text:style-name="P38">PostgreSQL con RLS</text:p>
          </text:list-item>
          <text:list-item>
            <text:p text:style-name="P38">Filtrado dinámico según identidad del usuario</text:p>
          </text:list-item>
        </text:list>
        <text:p text:style-name="Text_20_body">Esto es exactamente lo que hacen apps empresariales modernas.</text:p>
        <text:h text:style-name="Heading_20_1" text:outline-level="1">👉 ¿Quieres que ahora montemos el backend real (Node.js o Python) que:</text:h>
        <text:list xml:id="list3384230011" text:style-name="L33">
          <text:list-item>
            <text:p text:style-name="P39">valida el token,</text:p>
          </text:list-item>
          <text:list-item>
            <text:p text:style-name="P39">extrae los claims,</text:p>
          </text:list-item>
          <text:list-item>
            <text:p text:style-name="P39">abre conexión a PostgreSQL,</text:p>
          </text:list-item>
          <text:list-item>
            <text:p text:style-name="P39">ejecuta <text:span text:style-name="Source_20_Text">SET app.user_region</text:span>,</text:p>
          </text:list-item>
          <text:list-item>
            <text:p text:style-name="P39">y hace consultas seguras?</text:p>
          </text:list-item>
        </text:list>
        <text:p text:style-name="Text_20_body">Lo montamos paso a paso.</text:p>
      </text:section>
      <text:section text:style-name="Sect1" text:name="LPutNNWwPDNamioMyjX7n-user-message">
        <text:p text:style-name="Standard">que es Keycloak</text:p>
      </text:section>
      <text:section text:style-name="Sect1" text:name="NaFMvD2GDR5f46xURpJ8F-content-0">
        <text:p text:style-name="Text_20_body">Keycloak es, en pocas palabras, <text:span text:style-name="Strong_20_Emphasis">un servidor de identidad profesional</text:span> que te permite gestionar:</text:p>
        <text:list xml:id="list3711671448" text:style-name="L34">
          <text:list-item>
            <text:p text:style-name="P40">usuarios</text:p>
          </text:list-item>
          <text:list-item>
            <text:p text:style-name="P40"><text:soft-page-break/>contraseñas</text:p>
          </text:list-item>
          <text:list-item>
            <text:p text:style-name="P40">inicios de sesión</text:p>
          </text:list-item>
          <text:list-item>
            <text:p text:style-name="P40">OAuth2</text:p>
          </text:list-item>
          <text:list-item>
            <text:p text:style-name="P40">OpenID Connect</text:p>
          </text:list-item>
          <text:list-item>
            <text:p text:style-name="P40">Single Sign‑On (SSO)</text:p>
          </text:list-item>
          <text:list-item>
            <text:p text:style-name="P40">roles y permisos</text:p>
          </text:list-item>
          <text:list-item>
            <text:p text:style-name="P40">tokens JWT</text:p>
          </text:list-item>
        </text:list>
        <text:p text:style-name="Text_20_body">Es una herramienta muy usada en empresas para centralizar la autenticación y evitar que cada aplicación tenga que gestionar usuarios por su cuenta.</text:p>
        <text:h text:style-name="Heading_20_1" text:outline-level="1">⭐ <text:span text:style-name="Strong_20_Emphasis">Definición clara</text:span></text:h>
        <text:p text:style-name="Text_20_body"><text:span text:style-name="Strong_20_Emphasis">Keycloak es un Identity Provider (IdP)</text:span> de código abierto que implementa OAuth2 y OpenID Connect. Sirve para que tus aplicaciones deleguen en él el login, la gestión de usuarios y la emisión de tokens.</text:p>
        <text:h text:style-name="Heading_20_1" text:outline-level="1">🧠 <text:span text:style-name="Strong_20_Emphasis">Qué problemas resuelve</text:span></text:h>
        <text:p text:style-name="Text_20_body">Sin Keycloak, cada aplicación tendría que:</text:p>
        <text:list xml:id="list1754386718" text:style-name="L35">
          <text:list-item>
            <text:p text:style-name="P41">almacenar contraseñas</text:p>
          </text:list-item>
          <text:list-item>
            <text:p text:style-name="P41">validar usuarios</text:p>
          </text:list-item>
          <text:list-item>
            <text:p text:style-name="P41">gestionar sesiones</text:p>
          </text:list-item>
          <text:list-item>
            <text:p text:style-name="P41">enviar emails de recuperación</text:p>
          </text:list-item>
          <text:list-item>
            <text:p text:style-name="P41">emitir tokens JWT</text:p>
          </text:list-item>
          <text:list-item>
            <text:p text:style-name="P41">manejar roles y permisos</text:p>
          </text:list-item>
        </text:list>
        <text:p text:style-name="Text_20_body">Con Keycloak:</text:p>
        <text:list xml:id="list811075529" text:style-name="L36">
          <text:list-item>
            <text:p text:style-name="P42">todo eso se centraliza</text:p>
          </text:list-item>
          <text:list-item>
            <text:p text:style-name="P42">tus apps solo reciben un token válido</text:p>
          </text:list-item>
          <text:list-item>
            <text:p text:style-name="P42">y confían en él</text:p>
          </text:list-item>
        </text:list>
        <text:h text:style-name="Heading_20_1" text:outline-level="1">🔐 <text:span text:style-name="Strong_20_Emphasis">Qué hace exactamente</text:span></text:h>
        <text:p text:style-name="Text_20_body">Keycloak permite:</text:p>
        <text:h text:style-name="Heading_20_3" text:outline-level="3">✔ Autenticación</text:h>
        <text:list xml:id="list1722512293" text:style-name="L37">
          <text:list-item>
            <text:p text:style-name="P43">Usuario/contraseña</text:p>
          </text:list-item>
          <text:list-item>
            <text:p text:style-name="P43"><text:soft-page-break/>Google Login</text:p>
          </text:list-item>
          <text:list-item>
            <text:p text:style-name="P43">GitHub Login</text:p>
          </text:list-item>
          <text:list-item>
            <text:p text:style-name="P43">Microsoft/Azure AD</text:p>
          </text:list-item>
          <text:list-item>
            <text:p text:style-name="P43">SAML</text:p>
          </text:list-item>
          <text:list-item>
            <text:p text:style-name="P43">LDAP / Active Directory</text:p>
          </text:list-item>
        </text:list>
        <text:h text:style-name="Heading_20_3" text:outline-level="3">✔ Autorización</text:h>
        <text:list xml:id="list2575458799" text:style-name="L38">
          <text:list-item>
            <text:p text:style-name="P44">Roles</text:p>
          </text:list-item>
          <text:list-item>
            <text:p text:style-name="P44">Grupos</text:p>
          </text:list-item>
          <text:list-item>
            <text:p text:style-name="P44">Permisos</text:p>
          </text:list-item>
          <text:list-item>
            <text:p text:style-name="P44">Claims personalizados (como <text:span text:style-name="Source_20_Text">region</text:span>, <text:span text:style-name="Source_20_Text">department</text:span>, etc.)</text:p>
          </text:list-item>
        </text:list>
        <text:h text:style-name="Heading_20_3" text:outline-level="3">✔ Emisión de tokens</text:h>
        <text:list xml:id="list292903827" text:style-name="L39">
          <text:list-item>
            <text:p text:style-name="P45">Access Tokens (JWT)</text:p>
          </text:list-item>
          <text:list-item>
            <text:p text:style-name="P45">ID Tokens</text:p>
          </text:list-item>
          <text:list-item>
            <text:p text:style-name="P45">Refresh Tokens</text:p>
          </text:list-item>
        </text:list>
        <text:h text:style-name="Heading_20_3" text:outline-level="3">✔ Single Sign‑On (SSO)</text:h>
        <text:p text:style-name="Text_20_body">Un usuario inicia sesión una vez y accede a varias apps sin volver a loguearse.</text:p>
        <text:h text:style-name="Heading_20_1" text:outline-level="1">🧭 <text:span text:style-name="Strong_20_Emphasis">Cómo encaja con PostgreSQL</text:span></text:h>
        <text:p text:style-name="Text_20_body">En tu práctica real:</text:p>
        <text:list xml:id="list1704132066" text:style-name="L40">
          <text:list-item>
            <text:p text:style-name="P46">Keycloak autentica al usuario.</text:p>
          </text:list-item>
          <text:list-item>
            <text:p text:style-name="P46">Keycloak emite un token JWT con claims como:</text:p>
            <text:p text:style-name="P46">json</text:p>
            <text:p text:style-name="P6"><text:span text:style-name="Source_20_Text">{ "preferred_username": "jose", "region": "EU" }</text:span></text:p>
          </text:list-item>
          <text:list-item>
            <text:p text:style-name="P46">Tu backend valida el token.</text:p>
          </text:list-item>
          <text:list-item>
            <text:p text:style-name="P46">Tu backend abre conexión a PostgreSQL como <text:span text:style-name="Source_20_Text">app_user</text:span>.</text:p>
          </text:list-item>
          <text:list-item>
            <text:p text:style-name="P46">Antes de consultar, ejecuta:</text:p>
            <text:p text:style-name="P46">sql</text:p>
            <text:p text:style-name="P6"><text:span text:style-name="Source_20_Text">SET app.user_region = 'EU';</text:span></text:p>
          </text:list-item>
          <text:list-item>
            <text:p text:style-name="P46">PostgreSQL aplica RLS y filtra filas según la región.</text:p>
          </text:list-item>
        </text:list>
        <text:p text:style-name="Text_20_body">Este es el patrón real que usan empresas grandes.</text:p>
        <text:h text:style-name="Heading_20_1" text:outline-level="1"><text:soft-page-break/>🧪 <text:span text:style-name="Strong_20_Emphasis">Por qué lo usamos en la práctica</text:span></text:h>
        <text:p text:style-name="Text_20_body">Porque Keycloak te permite generar <text:span text:style-name="Strong_20_Emphasis">tokens reales</text:span>, con claims reales, para probar cómo tu base de datos responde a identidades reales.</text:p>
        <text:p text:style-name="Text_20_body">Es decir: <text:span text:style-name="Strong_20_Emphasis">Keycloak = identidad</text:span> <text:span text:style-name="Strong_20_Emphasis">PostgreSQL = autorización de datos (RLS)</text:span>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07:36:14.314953838</meta:creation-date>
    <dc:date>2026-04-17T07:42:06.218525155</dc:date>
    <meta:editing-duration>PT5M52S</meta:editing-duration>
    <meta:editing-cycles>1</meta:editing-cycles>
    <meta:document-statistic meta:table-count="0" meta:image-count="0" meta:object-count="0" meta:page-count="23" meta:paragraph-count="649" meta:word-count="3781" meta:character-count="23378" meta:non-whitespace-character-count="20221"/>
    <meta:generator>LibreOffice/7.3.7.2$Linux_X86_64 LibreOffice_project/30$Build-2</meta:generator>
  </office:meta>
</office:document-meta>
</file>